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249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9">
            <text:p>9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">
            <text:p>17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3">
            <text:p>28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804">
            <text:p>88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045">
            <text:p>1304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569">
            <text:p>165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3">
            <text:p>2020-12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5 days">
            <text:p>5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4 - 1.91)">
            <text:p>(1.14 - 1.9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54">
            <text:p>1.5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88723051409619">
            <text:p>0.0588723051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1284632668608">
            <text:p>1.2128463267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1170089433877">
            <text:p>12.11700894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8.875">
            <text:p>188.875</text:p>
          </table:table-cell>
          <table:table-cell office:value-type="float" office:value="221.625">
            <text:p>221.625</text:p>
          </table:table-cell>
          <table:table-cell office:value-type="float" office:value="0.0688813813813814">
            <text:p>0.0688813814</text:p>
          </table:table-cell>
          <table:table-cell office:value-type="float" office:value="0.0784364617940199">
            <text:p>0.0784364618</text:p>
          </table:table-cell>
          <table:table-cell office:value-type="float" office:value="0.0449817333062716">
            <text:p>0.0449817333</text:p>
          </table:table-cell>
          <table:table-cell office:value-type="float" office:value="1.25038433844881">
            <text:p>1.2503843384</text:p>
          </table:table-cell>
          <table:table-cell office:value-type="float" office:value="1.28658608221505">
            <text:p>1.2865860822</text:p>
          </table:table-cell>
          <table:table-cell office:value-type="float" office:value="1.16140184498117">
            <text:p>1.161401845</text:p>
          </table:table-cell>
          <table:table-cell office:value-type="float" office:value="10.4056367432904">
            <text:p>10.4056367433</text:p>
          </table:table-cell>
          <table:table-cell office:value-type="float" office:value="9.17926537944763">
            <text:p>9.1792653794</text:p>
          </table:table-cell>
          <table:table-cell office:value-type="float" office:value="15.7535579813873">
            <text:p>15.753557981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81">
            <text:p>181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417531718569781">
            <text:p>0.041753171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955302312526">
            <text:p>1.1495530231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6.9452773401659">
            <text:p>16.945277340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61">
            <text:p>261</text:p>
          </table:table-cell>
          <table:table-cell office:value-type="float" office:value="263.5">
            <text:p>263.5</text:p>
          </table:table-cell>
          <table:table-cell office:value-type="float" office:value="0.054951690821256">
            <text:p>0.0549516908</text:p>
          </table:table-cell>
          <table:table-cell office:value-type="float" office:value="0.097972972972973">
            <text:p>0.097972973</text:p>
          </table:table-cell>
          <table:table-cell office:value-type="float" office:value="0.0522299306243806">
            <text:p>0.0522299306</text:p>
          </table:table-cell>
          <table:table-cell office:value-type="float" office:value="1.19824950698966">
            <text:p>1.198249507</text:p>
          </table:table-cell>
          <table:table-cell office:value-type="float" office:value="1.3617188641344">
            <text:p>1.3617188641</text:p>
          </table:table-cell>
          <table:table-cell office:value-type="float" office:value="1.18815156986527">
            <text:p>1.1881515699</text:p>
          </table:table-cell>
          <table:table-cell office:value-type="float" office:value="12.9572390325064">
            <text:p>12.9572390325</text:p>
          </table:table-cell>
          <table:table-cell office:value-type="float" office:value="7.41605715110723">
            <text:p>7.4160571511</text:p>
          </table:table-cell>
          <table:table-cell office:value-type="float" office:value="13.6147051494135">
            <text:p>13.614705149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100">
            <text:p>5100</text:p>
          </table:table-cell>
          <table:table-cell office:value-type="float" office:value="70.5">
            <text:p>70.5</text:p>
          </table:table-cell>
          <table:table-cell office:value-type="float" office:value="229.75">
            <text:p>229.75</text:p>
          </table:table-cell>
          <table:table-cell office:value-type="float" office:value="297.875">
            <text:p>297.875</text:p>
          </table:table-cell>
          <table:table-cell office:value-type="float" office:value="0.042089552238806">
            <text:p>0.0420895522</text:p>
          </table:table-cell>
          <table:table-cell office:value-type="float" office:value="0.0827927927927928">
            <text:p>0.0827927928</text:p>
          </table:table-cell>
          <table:table-cell office:value-type="float" office:value="0.058406862745098">
            <text:p>0.0584068627</text:p>
          </table:table-cell>
          <table:table-cell office:value-type="float" office:value="1.15078563243484">
            <text:p>1.1507856324</text:p>
          </table:table-cell>
          <table:table-cell office:value-type="float" office:value="1.3032098819901">
            <text:p>1.303209882</text:p>
          </table:table-cell>
          <table:table-cell office:value-type="float" office:value="1.21111028837466">
            <text:p>1.2111102884</text:p>
          </table:table-cell>
          <table:table-cell office:value-type="float" office:value="16.8125827019885">
            <text:p>16.812582702</text:p>
          </table:table-cell>
          <table:table-cell office:value-type="float" office:value="8.71405095024738">
            <text:p>8.7140509502</text:p>
          </table:table-cell>
          <table:table-cell office:value-type="float" office:value="12.2108588829511">
            <text:p>12.2108588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06">
            <text:p>2906</text:p>
          </table:table-cell>
          <table:table-cell office:value-type="float" office:value="5385">
            <text:p>5385</text:p>
          </table:table-cell>
          <table:table-cell office:value-type="float" office:value="102.625">
            <text:p>102.625</text:p>
          </table:table-cell>
          <table:table-cell office:value-type="float" office:value="253">
            <text:p>253</text:p>
          </table:table-cell>
          <table:table-cell office:value-type="float" office:value="351.875">
            <text:p>351.875</text:p>
          </table:table-cell>
          <table:table-cell office:value-type="float" office:value="0.0536741631799163">
            <text:p>0.0536741632</text:p>
          </table:table-cell>
          <table:table-cell office:value-type="float" office:value="0.0870612525808672">
            <text:p>0.0870612526</text:p>
          </table:table-cell>
          <table:table-cell office:value-type="float" office:value="0.0653435468895079">
            <text:p>0.0653435469</text:p>
          </table:table-cell>
          <table:table-cell office:value-type="float" office:value="1.19350616608411">
            <text:p>1.1935061661</text:p>
          </table:table-cell>
          <table:table-cell office:value-type="float" office:value="1.3195705209669">
            <text:p>1.319570521</text:p>
          </table:table-cell>
          <table:table-cell office:value-type="float" office:value="1.23707118118868">
            <text:p>1.2370711812</text:p>
          </table:table-cell>
          <table:table-cell office:value-type="float" office:value="13.2575357915304">
            <text:p>13.2575357915</text:p>
          </table:table-cell>
          <table:table-cell office:value-type="float" office:value="8.30335585817743">
            <text:p>8.3033558582</text:p>
          </table:table-cell>
          <table:table-cell office:value-type="float" office:value="10.9506549513214">
            <text:p>10.950654951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81">
            <text:p>3081</text:p>
          </table:table-cell>
          <table:table-cell office:value-type="float" office:value="5274">
            <text:p>5274</text:p>
          </table:table-cell>
          <table:table-cell office:value-type="float" office:value="111.5">
            <text:p>111.5</text:p>
          </table:table-cell>
          <table:table-cell office:value-type="float" office:value="199.25">
            <text:p>199.25</text:p>
          </table:table-cell>
          <table:table-cell office:value-type="float" office:value="444.875">
            <text:p>444.875</text:p>
          </table:table-cell>
          <table:table-cell office:value-type="float" office:value="0.0572381930184805">
            <text:p>0.057238193</text:p>
          </table:table-cell>
          <table:table-cell office:value-type="float" office:value="0.0646705615060045">
            <text:p>0.0646705615</text:p>
          </table:table-cell>
          <table:table-cell office:value-type="float" office:value="0.0843524838832006">
            <text:p>0.0843524839</text:p>
          </table:table-cell>
          <table:table-cell office:value-type="float" office:value="1.20675504861512">
            <text:p>1.2067550486</text:p>
          </table:table-cell>
          <table:table-cell office:value-type="float" office:value="1.234544237061">
            <text:p>1.2345442371</text:p>
          </table:table-cell>
          <table:table-cell office:value-type="float" office:value="1.30917976300424">
            <text:p>1.309179763</text:p>
          </table:table-cell>
          <table:table-cell office:value-type="float" office:value="12.4532305251002">
            <text:p>12.4532305251</text:p>
          </table:table-cell>
          <table:table-cell office:value-type="float" office:value="11.06107941695">
            <text:p>11.061079417</text:p>
          </table:table-cell>
          <table:table-cell office:value-type="float" office:value="8.55916687612697">
            <text:p>8.559166876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90">
            <text:p>3190</text:p>
          </table:table-cell>
          <table:table-cell office:value-type="float" office:value="6280">
            <text:p>6280</text:p>
          </table:table-cell>
          <table:table-cell office:value-type="float" office:value="99.25">
            <text:p>99.25</text:p>
          </table:table-cell>
          <table:table-cell office:value-type="float" office:value="303.25">
            <text:p>303.25</text:p>
          </table:table-cell>
          <table:table-cell office:value-type="float" office:value="350.375">
            <text:p>350.375</text:p>
          </table:table-cell>
          <table:table-cell office:value-type="float" office:value="0.0563600227143668">
            <text:p>0.0563600227</text:p>
          </table:table-cell>
          <table:table-cell office:value-type="float" office:value="0.0950626959247649">
            <text:p>0.0950626959</text:p>
          </table:table-cell>
          <table:table-cell office:value-type="float" office:value="0.0557921974522293">
            <text:p>0.0557921975</text:p>
          </table:table-cell>
          <table:table-cell office:value-type="float" office:value="1.2034859257346">
            <text:p>1.2034859257</text:p>
          </table:table-cell>
          <table:table-cell office:value-type="float" office:value="1.35043179140339">
            <text:p>1.3504317914</text:p>
          </table:table-cell>
          <table:table-cell office:value-type="float" office:value="1.20137371890404">
            <text:p>1.2013737189</text:p>
          </table:table-cell>
          <table:table-cell office:value-type="float" office:value="12.6419677559745">
            <text:p>12.641967756</text:p>
          </table:table-cell>
          <table:table-cell office:value-type="float" office:value="7.63280287741726">
            <text:p>7.6328028774</text:p>
          </table:table-cell>
          <table:table-cell office:value-type="float" office:value="12.7671674518574">
            <text:p>12.767167451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25">
            <text:p>3425</text:p>
          </table:table-cell>
          <table:table-cell office:value-type="float" office:value="6448">
            <text:p>6448</text:p>
          </table:table-cell>
          <table:table-cell office:value-type="float" office:value="115.25">
            <text:p>115.25</text:p>
          </table:table-cell>
          <table:table-cell office:value-type="float" office:value="226.625">
            <text:p>226.625</text:p>
          </table:table-cell>
          <table:table-cell office:value-type="float" office:value="296.125">
            <text:p>296.125</text:p>
          </table:table-cell>
          <table:table-cell office:value-type="float" office:value="0.0625">
            <text:p>0.0625</text:p>
          </table:table-cell>
          <table:table-cell office:value-type="float" office:value="0.0661678832116788">
            <text:p>0.0661678832</text:p>
          </table:table-cell>
          <table:table-cell office:value-type="float" office:value="0.0459250930521092">
            <text:p>0.0459250931</text:p>
          </table:table-cell>
          <table:table-cell office:value-type="float" office:value="1.22640625">
            <text:p>1.22640625</text:p>
          </table:table-cell>
          <table:table-cell office:value-type="float" office:value="1.24016884122756">
            <text:p>1.2401688412</text:p>
          </table:table-cell>
          <table:table-cell office:value-type="float" office:value="1.1648716894592">
            <text:p>1.1648716895</text:p>
          </table:table-cell>
          <table:table-cell office:value-type="float" office:value="11.4334268782529">
            <text:p>11.4334268783</text:p>
          </table:table-cell>
          <table:table-cell office:value-type="float" office:value="10.8184563925938">
            <text:p>10.8184563926</text:p>
          </table:table-cell>
          <table:table-cell office:value-type="float" office:value="15.4369746314636">
            <text:p>15.43697463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13">
            <text:p>3813</text:p>
          </table:table-cell>
          <table:table-cell office:value-type="float" office:value="7094">
            <text:p>7094</text:p>
          </table:table-cell>
          <table:table-cell office:value-type="float" office:value="104">
            <text:p>104</text:p>
          </table:table-cell>
          <table:table-cell office:value-type="float" office:value="223.75">
            <text:p>223.75</text:p>
          </table:table-cell>
          <table:table-cell office:value-type="float" office:value="232.25">
            <text:p>232.25</text:p>
          </table:table-cell>
          <table:table-cell office:value-type="float" office:value="0.0485981308411215">
            <text:p>0.0485981308</text:p>
          </table:table-cell>
          <table:table-cell office:value-type="float" office:value="0.0586808287437713">
            <text:p>0.0586808287</text:p>
          </table:table-cell>
          <table:table-cell office:value-type="float" office:value="0.0327389343106851">
            <text:p>0.0327389343</text:p>
          </table:table-cell>
          <table:table-cell office:value-type="float" office:value="1.17472254345358">
            <text:p>1.1747225435</text:p>
          </table:table-cell>
          <table:table-cell office:value-type="float" office:value="1.21213204234083">
            <text:p>1.2121320423</text:p>
          </table:table-cell>
          <table:table-cell office:value-type="float" office:value="1.1166870722142">
            <text:p>1.1166870722</text:p>
          </table:table-cell>
          <table:table-cell office:value-type="float" office:value="14.6066688488308">
            <text:p>14.6066688488</text:p>
          </table:table-cell>
          <table:table-cell office:value-type="float" office:value="12.1554372707239">
            <text:p>12.1554372707</text:p>
          </table:table-cell>
          <table:table-cell office:value-type="float" office:value="21.5166659069229">
            <text:p>21.516665906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39">
            <text:p>4139</text:p>
          </table:table-cell>
          <table:table-cell office:value-type="float" office:value="8429">
            <text:p>8429</text:p>
          </table:table-cell>
          <table:table-cell office:value-type="float" office:value="145.125">
            <text:p>145.125</text:p>
          </table:table-cell>
          <table:table-cell office:value-type="float" office:value="415.25">
            <text:p>415.25</text:p>
          </table:table-cell>
          <table:table-cell office:value-type="float" office:value="328.75">
            <text:p>328.75</text:p>
          </table:table-cell>
          <table:table-cell office:value-type="float" office:value="0.0637071992976295">
            <text:p>0.0637071993</text:p>
          </table:table-cell>
          <table:table-cell office:value-type="float" office:value="0.100326165740517">
            <text:p>0.1003261657</text:p>
          </table:table-cell>
          <table:table-cell office:value-type="float" office:value="0.0390022541226717">
            <text:p>0.0390022541</text:p>
          </table:table-cell>
          <table:table-cell office:value-type="float" office:value="1.23093006773671">
            <text:p>1.2309300677</text:p>
          </table:table-cell>
          <table:table-cell office:value-type="float" office:value="1.37086964557491">
            <text:p>1.3708696456</text:p>
          </table:table-cell>
          <table:table-cell office:value-type="float" office:value="1.13948939404958">
            <text:p>1.139489394</text:p>
          </table:table-cell>
          <table:table-cell office:value-type="float" office:value="11.2232081486685">
            <text:p>11.2232081487</text:p>
          </table:table-cell>
          <table:table-cell office:value-type="float" office:value="7.24998919409847">
            <text:p>7.2499891941</text:p>
          </table:table-cell>
          <table:table-cell office:value-type="float" office:value="18.1163410536974">
            <text:p>18.116341053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384">
            <text:p>4384</text:p>
          </table:table-cell>
          <table:table-cell office:value-type="float" office:value="9452">
            <text:p>9452</text:p>
          </table:table-cell>
          <table:table-cell office:value-type="float" office:value="243.5">
            <text:p>243.5</text:p>
          </table:table-cell>
          <table:table-cell office:value-type="float" office:value="260.25">
            <text:p>260.25</text:p>
          </table:table-cell>
          <table:table-cell office:value-type="float" office:value="437.75">
            <text:p>437.75</text:p>
          </table:table-cell>
          <table:table-cell office:value-type="float" office:value="0.0970119521912351">
            <text:p>0.0970119522</text:p>
          </table:table-cell>
          <table:table-cell office:value-type="float" office:value="0.0593635948905109">
            <text:p>0.0593635949</text:p>
          </table:table-cell>
          <table:table-cell office:value-type="float" office:value="0.0463129496402878">
            <text:p>0.0463129496</text:p>
          </table:table-cell>
          <table:table-cell office:value-type="float" office:value="1.35798801765051">
            <text:p>1.3579880177</text:p>
          </table:table-cell>
          <table:table-cell office:value-type="float" office:value="1.2146796934575">
            <text:p>1.2146796935</text:p>
          </table:table-cell>
          <table:table-cell office:value-type="float" office:value="1.1662993067776">
            <text:p>1.1662993068</text:p>
          </table:table-cell>
          <table:table-cell office:value-type="float" office:value="7.48619297215619">
            <text:p>7.4861929722</text:p>
          </table:table-cell>
          <table:table-cell office:value-type="float" office:value="12.0195433530028">
            <text:p>12.019543353</text:p>
          </table:table-cell>
          <table:table-cell office:value-type="float" office:value="15.3105540696759">
            <text:p>15.310554069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402">
            <text:p>4402</text:p>
          </table:table-cell>
          <table:table-cell office:value-type="float" office:value="7857">
            <text:p>7857</text:p>
          </table:table-cell>
          <table:table-cell office:value-type="float" office:value="209.75">
            <text:p>209.75</text:p>
          </table:table-cell>
          <table:table-cell office:value-type="float" office:value="266">
            <text:p>266</text:p>
          </table:table-cell>
          <table:table-cell office:value-type="float" office:value="398.125">
            <text:p>398.125</text:p>
          </table:table-cell>
          <table:table-cell office:value-type="float" office:value="0.0826438140267927">
            <text:p>0.082643814</text:p>
          </table:table-cell>
          <table:table-cell office:value-type="float" office:value="0.0604270786006361">
            <text:p>0.0604270786</text:p>
          </table:table-cell>
          <table:table-cell office:value-type="float" office:value="0.0506713758431971">
            <text:p>0.0506713758</text:p>
          </table:table-cell>
          <table:table-cell office:value-type="float" office:value="1.30264014908769">
            <text:p>1.3026401491</text:p>
          </table:table-cell>
          <table:table-cell office:value-type="float" office:value="1.21865158148551">
            <text:p>1.2186515815</text:p>
          </table:table-cell>
          <table:table-cell office:value-type="float" office:value="1.18238228857768">
            <text:p>1.1823822886</text:p>
          </table:table-cell>
          <table:table-cell office:value-type="float" office:value="8.72915090096237">
            <text:p>8.729150901</text:p>
          </table:table-cell>
          <table:table-cell office:value-type="float" office:value="11.8139888659328">
            <text:p>11.8139888659</text:p>
          </table:table-cell>
          <table:table-cell office:value-type="float" office:value="14.0229836034988">
            <text:p>14.022983603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636">
            <text:p>2636</text:p>
          </table:table-cell>
          <table:table-cell office:value-type="float" office:value="4761">
            <text:p>4761</text:p>
          </table:table-cell>
          <table:table-cell office:value-type="float" office:value="7911">
            <text:p>7911</text:p>
          </table:table-cell>
          <table:table-cell office:value-type="float" office:value="223.25">
            <text:p>223.25</text:p>
          </table:table-cell>
          <table:table-cell office:value-type="float" office:value="465.75">
            <text:p>465.75</text:p>
          </table:table-cell>
          <table:table-cell office:value-type="float" office:value="268.25">
            <text:p>268.25</text:p>
          </table:table-cell>
          <table:table-cell office:value-type="float" office:value="0.0846927162367223">
            <text:p>0.0846927162</text:p>
          </table:table-cell>
          <table:table-cell office:value-type="float" office:value="0.0978260869565217">
            <text:p>0.097826087</text:p>
          </table:table-cell>
          <table:table-cell office:value-type="float" office:value="0.0339084818607003">
            <text:p>0.0339084819</text:p>
          </table:table-cell>
          <table:table-cell office:value-type="float" office:value="1.31048330494829">
            <text:p>1.3104833049</text:p>
          </table:table-cell>
          <table:table-cell office:value-type="float" office:value="1.36114839319471">
            <text:p>1.3611483932</text:p>
          </table:table-cell>
          <table:table-cell office:value-type="float" office:value="1.12093326539096">
            <text:p>1.1209332654</text:p>
          </table:table-cell>
          <table:table-cell office:value-type="float" office:value="8.52613787874629">
            <text:p>8.5261378787</text:p>
          </table:table-cell>
          <table:table-cell office:value-type="float" office:value="7.42668782094392">
            <text:p>7.4266878209</text:p>
          </table:table-cell>
          <table:table-cell office:value-type="float" office:value="20.7863523925857">
            <text:p>20.786352392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2925">
            <text:p>2925</text:p>
          </table:table-cell>
          <table:table-cell office:value-type="float" office:value="5305">
            <text:p>5305</text:p>
          </table:table-cell>
          <table:table-cell office:value-type="float" office:value="10649">
            <text:p>10649</text:p>
          </table:table-cell>
          <table:table-cell office:value-type="float" office:value="336.375">
            <text:p>336.375</text:p>
          </table:table-cell>
          <table:table-cell office:value-type="float" office:value="381.375">
            <text:p>381.375</text:p>
          </table:table-cell>
          <table:table-cell office:value-type="float" office:value="305.125">
            <text:p>305.125</text:p>
          </table:table-cell>
          <table:table-cell office:value-type="float" office:value="0.115">
            <text:p>0.115</text:p>
          </table:table-cell>
          <table:table-cell office:value-type="float" office:value="0.07188972667295">
            <text:p>0.0718897267</text:p>
          </table:table-cell>
          <table:table-cell office:value-type="float" office:value="0.0286529251572918">
            <text:p>0.0286529252</text:p>
          </table:table-cell>
          <table:table-cell office:value-type="float" office:value="1.428421">
            <text:p>1.428421</text:p>
          </table:table-cell>
          <table:table-cell office:value-type="float" office:value="1.2617435836455">
            <text:p>1.2617435836</text:p>
          </table:table-cell>
          <table:table-cell office:value-type="float" office:value="1.10189437868586">
            <text:p>1.1018943787</text:p>
          </table:table-cell>
          <table:table-cell office:value-type="float" office:value="6.36765394216041">
            <text:p>6.3676539422</text:p>
          </table:table-cell>
          <table:table-cell office:value-type="float" office:value="9.98437519347771">
            <text:p>9.9843751935</text:p>
          </table:table-cell>
          <table:table-cell office:value-type="float" office:value="24.5360907797499">
            <text:p>24.536090779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066">
            <text:p>3066</text:p>
          </table:table-cell>
          <table:table-cell office:value-type="float" office:value="5504">
            <text:p>5504</text:p>
          </table:table-cell>
          <table:table-cell office:value-type="float" office:value="10112">
            <text:p>10112</text:p>
          </table:table-cell>
          <table:table-cell office:value-type="float" office:value="222.25">
            <text:p>222.25</text:p>
          </table:table-cell>
          <table:table-cell office:value-type="float" office:value="189.75">
            <text:p>189.75</text:p>
          </table:table-cell>
          <table:table-cell office:value-type="float" office:value="498.625">
            <text:p>498.625</text:p>
          </table:table-cell>
          <table:table-cell office:value-type="float" office:value="0.0724885844748858">
            <text:p>0.0724885845</text:p>
          </table:table-cell>
          <table:table-cell office:value-type="float" office:value="0.0344749273255814">
            <text:p>0.0344749273</text:p>
          </table:table-cell>
          <table:table-cell office:value-type="float" office:value="0.0493102254746835">
            <text:p>0.0493102255</text:p>
          </table:table-cell>
          <table:table-cell office:value-type="float" office:value="1.26400905162528">
            <text:p>1.2640090516</text:p>
          </table:table-cell>
          <table:table-cell office:value-type="float" office:value="1.12299174604318">
            <text:p>1.122991746</text:p>
          </table:table-cell>
          <table:table-cell office:value-type="float" office:value="1.17735152590067">
            <text:p>1.1773515259</text:p>
          </table:table-cell>
          <table:table-cell office:value-type="float" office:value="9.90468799771221">
            <text:p>9.9046879977</text:p>
          </table:table-cell>
          <table:table-cell office:value-type="float" office:value="20.4504502578261">
            <text:p>20.4504502578</text:p>
          </table:table-cell>
          <table:table-cell office:value-type="float" office:value="14.4006583836396">
            <text:p>14.40065838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80">
            <text:p>3180</text:p>
          </table:table-cell>
          <table:table-cell office:value-type="float" office:value="5523">
            <text:p>5523</text:p>
          </table:table-cell>
          <table:table-cell office:value-type="float" office:value="9229">
            <text:p>9229</text:p>
          </table:table-cell>
          <table:table-cell office:value-type="float" office:value="213.75">
            <text:p>213.75</text:p>
          </table:table-cell>
          <table:table-cell office:value-type="float" office:value="305.875">
            <text:p>305.875</text:p>
          </table:table-cell>
          <table:table-cell office:value-type="float" office:value="347.125">
            <text:p>347.125</text:p>
          </table:table-cell>
          <table:table-cell office:value-type="float" office:value="0.0672169811320755">
            <text:p>0.0672169811</text:p>
          </table:table-cell>
          <table:table-cell office:value-type="float" office:value="0.0553820387470578">
            <text:p>0.0553820387</text:p>
          </table:table-cell>
          <table:table-cell office:value-type="float" office:value="0.0376124173799978">
            <text:p>0.0376124174</text:p>
          </table:table-cell>
          <table:table-cell office:value-type="float" office:value="1.24411495416518">
            <text:p>1.2441149542</text:p>
          </table:table-cell>
          <table:table-cell office:value-type="float" office:value="1.19984878923763">
            <text:p>1.1998487892</text:p>
          </table:table-cell>
          <table:table-cell office:value-type="float" office:value="1.13441626095468">
            <text:p>1.134416261</text:p>
          </table:table-cell>
          <table:table-cell office:value-type="float" office:value="10.6549005415591">
            <text:p>10.6549005416</text:p>
          </table:table-cell>
          <table:table-cell office:value-type="float" office:value="12.8591998836818">
            <text:p>12.8591998837</text:p>
          </table:table-cell>
          <table:table-cell office:value-type="float" office:value="18.7731203006863">
            <text:p>18.773120300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616">
            <text:p>3616</text:p>
          </table:table-cell>
          <table:table-cell office:value-type="float" office:value="5988">
            <text:p>5988</text:p>
          </table:table-cell>
          <table:table-cell office:value-type="float" office:value="10692">
            <text:p>10692</text:p>
          </table:table-cell>
          <table:table-cell office:value-type="float" office:value="178.625">
            <text:p>178.625</text:p>
          </table:table-cell>
          <table:table-cell office:value-type="float" office:value="408.5">
            <text:p>408.5</text:p>
          </table:table-cell>
          <table:table-cell office:value-type="float" office:value="622.25">
            <text:p>622.25</text:p>
          </table:table-cell>
          <table:table-cell office:value-type="float" office:value="0.0493985066371681">
            <text:p>0.0493985066</text:p>
          </table:table-cell>
          <table:table-cell office:value-type="float" office:value="0.0682197728790915">
            <text:p>0.0682197729</text:p>
          </table:table-cell>
          <table:table-cell office:value-type="float" office:value="0.0581977179199401">
            <text:p>0.0581977179</text:p>
          </table:table-cell>
          <table:table-cell office:value-type="float" office:value="1.17767758964773">
            <text:p>1.1776775896</text:p>
          </table:table-cell>
          <table:table-cell office:value-type="float" office:value="1.2478909224037">
            <text:p>1.2478909224</text:p>
          </table:table-cell>
          <table:table-cell office:value-type="float" office:value="1.21033048248712">
            <text:p>1.2103304825</text:p>
          </table:table-cell>
          <table:table-cell office:value-type="float" office:value="14.3755321908201">
            <text:p>14.3755321908</text:p>
          </table:table-cell>
          <table:table-cell office:value-type="float" office:value="10.5032645454175">
            <text:p>10.5032645454</text:p>
          </table:table-cell>
          <table:table-cell office:value-type="float" office:value="12.2535186969714">
            <text:p>12.25351869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46">
            <text:p>4246</text:p>
          </table:table-cell>
          <table:table-cell office:value-type="float" office:value="7096">
            <text:p>7096</text:p>
          </table:table-cell>
          <table:table-cell office:value-type="float" office:value="13257">
            <text:p>13257</text:p>
          </table:table-cell>
          <table:table-cell office:value-type="float" office:value="213.25">
            <text:p>213.25</text:p>
          </table:table-cell>
          <table:table-cell office:value-type="float" office:value="351.125">
            <text:p>351.125</text:p>
          </table:table-cell>
          <table:table-cell office:value-type="float" office:value="616">
            <text:p>616</text:p>
          </table:table-cell>
          <table:table-cell office:value-type="float" office:value="0.0502237399905794">
            <text:p>0.05022374</text:p>
          </table:table-cell>
          <table:table-cell office:value-type="float" office:value="0.0494821025930101">
            <text:p>0.0494821026</text:p>
          </table:table-cell>
          <table:table-cell office:value-type="float" office:value="0.0464660179527797">
            <text:p>0.046466018</text:p>
          </table:table-cell>
          <table:table-cell office:value-type="float" office:value="1.18072704112196">
            <text:p>1.1807270411</text:p>
          </table:table-cell>
          <table:table-cell office:value-type="float" office:value="1.1779863768905">
            <text:p>1.1779863769</text:p>
          </table:table-cell>
          <table:table-cell office:value-type="float" office:value="1.16686288085053">
            <text:p>1.1668628809</text:p>
          </table:table-cell>
          <table:table-cell office:value-type="float" office:value="14.1449292325502">
            <text:p>14.1449292326</text:p>
          </table:table-cell>
          <table:table-cell office:value-type="float" office:value="14.3518221096027">
            <text:p>14.3518221096</text:p>
          </table:table-cell>
          <table:table-cell office:value-type="float" office:value="15.2612426763938">
            <text:p>15.26124267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042">
            <text:p>4042</text:p>
          </table:table-cell>
          <table:table-cell office:value-type="float" office:value="6154">
            <text:p>6154</text:p>
          </table:table-cell>
          <table:table-cell office:value-type="float" office:value="11243">
            <text:p>11243</text:p>
          </table:table-cell>
          <table:table-cell office:value-type="float" office:value="202.75">
            <text:p>202.75</text:p>
          </table:table-cell>
          <table:table-cell office:value-type="float" office:value="270.625">
            <text:p>270.625</text:p>
          </table:table-cell>
          <table:table-cell office:value-type="float" office:value="534.375">
            <text:p>534.375</text:p>
          </table:table-cell>
          <table:table-cell office:value-type="float" office:value="0.0501608114794656">
            <text:p>0.0501608115</text:p>
          </table:table-cell>
          <table:table-cell office:value-type="float" office:value="0.0439754631134222">
            <text:p>0.0439754631</text:p>
          </table:table-cell>
          <table:table-cell office:value-type="float" office:value="0.0475295739571289">
            <text:p>0.047529574</text:p>
          </table:table-cell>
          <table:table-cell office:value-type="float" office:value="1.18049440991436">
            <text:p>1.1804944099</text:p>
          </table:table-cell>
          <table:table-cell office:value-type="float" office:value="1.15770444995482">
            <text:p>1.15770445</text:p>
          </table:table-cell>
          <table:table-cell office:value-type="float" office:value="1.17078126723502">
            <text:p>1.1707812672</text:p>
          </table:table-cell>
          <table:table-cell office:value-type="float" office:value="14.162246769077">
            <text:p>14.1622467691</text:p>
          </table:table-cell>
          <table:table-cell office:value-type="float" office:value="16.1062226808537">
            <text:p>16.1062226809</text:p>
          </table:table-cell>
          <table:table-cell office:value-type="float" office:value="14.9273839182812">
            <text:p>14.92738391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012">
            <text:p>4012</text:p>
          </table:table-cell>
          <table:table-cell office:value-type="float" office:value="6759">
            <text:p>6759</text:p>
          </table:table-cell>
          <table:table-cell office:value-type="float" office:value="11970">
            <text:p>11970</text:p>
          </table:table-cell>
          <table:table-cell office:value-type="float" office:value="195.75">
            <text:p>195.75</text:p>
          </table:table-cell>
          <table:table-cell office:value-type="float" office:value="607">
            <text:p>607</text:p>
          </table:table-cell>
          <table:table-cell office:value-type="float" office:value="879.5">
            <text:p>879.5</text:p>
          </table:table-cell>
          <table:table-cell office:value-type="float" office:value="0.0487911266201396">
            <text:p>0.0487911266</text:p>
          </table:table-cell>
          <table:table-cell office:value-type="float" office:value="0.0898061843467969">
            <text:p>0.0898061843</text:p>
          </table:table-cell>
          <table:table-cell office:value-type="float" office:value="0.0734753550543024">
            <text:p>0.0734753551</text:p>
          </table:table-cell>
          <table:table-cell office:value-type="float" office:value="1.17543486828274">
            <text:p>1.1754348683</text:p>
          </table:table-cell>
          <table:table-cell office:value-type="float" office:value="1.33012934067777">
            <text:p>1.3301293407</text:p>
          </table:table-cell>
          <table:table-cell office:value-type="float" office:value="1.26774505317876">
            <text:p>1.2677450532</text:p>
          </table:table-cell>
          <table:table-cell office:value-type="float" office:value="14.5502408468605">
            <text:p>14.5502408469</text:p>
          </table:table-cell>
          <table:table-cell office:value-type="float" office:value="8.05986331663209">
            <text:p>8.0598633166</text:p>
          </table:table-cell>
          <table:table-cell office:value-type="float" office:value="9.77621557703058">
            <text:p>9.7762155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92">
            <text:p>4392</text:p>
          </table:table-cell>
          <table:table-cell office:value-type="float" office:value="7513">
            <text:p>7513</text:p>
          </table:table-cell>
          <table:table-cell office:value-type="float" office:value="16546">
            <text:p>16546</text:p>
          </table:table-cell>
          <table:table-cell office:value-type="float" office:value="196.625">
            <text:p>196.625</text:p>
          </table:table-cell>
          <table:table-cell office:value-type="float" office:value="526.875">
            <text:p>526.875</text:p>
          </table:table-cell>
          <table:table-cell office:value-type="float" office:value="921.125">
            <text:p>921.125</text:p>
          </table:table-cell>
          <table:table-cell office:value-type="float" office:value="0.044768897996357">
            <text:p>0.044768898</text:p>
          </table:table-cell>
          <table:table-cell office:value-type="float" office:value="0.0701284440303474">
            <text:p>0.070128444</text:p>
          </table:table-cell>
          <table:table-cell office:value-type="float" office:value="0.0556705548168742">
            <text:p>0.0556705548</text:p>
          </table:table-cell>
          <table:table-cell office:value-type="float" office:value="1.16061948127375">
            <text:p>1.1606194813</text:p>
          </table:table-cell>
          <table:table-cell office:value-type="float" office:value="1.25508883148397">
            <text:p>1.2550888315</text:p>
          </table:table-cell>
          <table:table-cell office:value-type="float" office:value="1.20092139477935">
            <text:p>1.2009213948</text:p>
          </table:table-cell>
          <table:table-cell office:value-type="float" office:value="15.8268279979098">
            <text:p>15.8268279979</text:p>
          </table:table-cell>
          <table:table-cell office:value-type="float" office:value="10.2266251838863">
            <text:p>10.2266251839</text:p>
          </table:table-cell>
          <table:table-cell office:value-type="float" office:value="12.7943205076179">
            <text:p>12.794320507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748">
            <text:p>4748</text:p>
          </table:table-cell>
          <table:table-cell office:value-type="float" office:value="8050">
            <text:p>8050</text:p>
          </table:table-cell>
          <table:table-cell office:value-type="float" office:value="14712">
            <text:p>14712</text:p>
          </table:table-cell>
          <table:table-cell office:value-type="float" office:value="89.25">
            <text:p>89.25</text:p>
          </table:table-cell>
          <table:table-cell office:value-type="float" office:value="358">
            <text:p>358</text:p>
          </table:table-cell>
          <table:table-cell office:value-type="float" office:value="560.25">
            <text:p>560.25</text:p>
          </table:table-cell>
          <table:table-cell office:value-type="float" office:value="0.0187973883740522">
            <text:p>0.0187973884</text:p>
          </table:table-cell>
          <table:table-cell office:value-type="float" office:value="0.044472049689441">
            <text:p>0.0444720497</text:p>
          </table:table-cell>
          <table:table-cell office:value-type="float" office:value="0.0380811582381729">
            <text:p>0.0380811582</text:p>
          </table:table-cell>
          <table:table-cell office:value-type="float" office:value="1.06648340925617">
            <text:p>1.0664834093</text:p>
          </table:table-cell>
          <table:table-cell office:value-type="float" office:value="1.15952858979206">
            <text:p>1.1595285898</text:p>
          </table:table-cell>
          <table:table-cell office:value-type="float" office:value="1.13612639607462">
            <text:p>1.1361263961</text:p>
          </table:table-cell>
          <table:table-cell office:value-type="float" office:value="0">
            <text:p>0</text:p>
          </table:table-cell>
          <table:table-cell office:value-type="float" office:value="15.9301910804071">
            <text:p>15.9301910804</text:p>
          </table:table-cell>
          <table:table-cell office:value-type="float" office:value="18.5462556572156">
            <text:p>18.546255657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33">
            <text:p>4633</text:p>
          </table:table-cell>
          <table:table-cell office:value-type="float" office:value="7854">
            <text:p>7854</text:p>
          </table:table-cell>
          <table:table-cell office:value-type="float" office:value="15090">
            <text:p>15090</text:p>
          </table:table-cell>
          <table:table-cell office:value-type="float" office:value="198.75">
            <text:p>198.75</text:p>
          </table:table-cell>
          <table:table-cell office:value-type="float" office:value="603.5">
            <text:p>603.5</text:p>
          </table:table-cell>
          <table:table-cell office:value-type="float" office:value="732">
            <text:p>732</text:p>
          </table:table-cell>
          <table:table-cell office:value-type="float" office:value="0.0428987696956616">
            <text:p>0.0428987697</text:p>
          </table:table-cell>
          <table:table-cell office:value-type="float" office:value="0.0768398268398268">
            <text:p>0.0768398268</text:p>
          </table:table-cell>
          <table:table-cell office:value-type="float" office:value="0.0485089463220676">
            <text:p>0.0485089463</text:p>
          </table:table-cell>
          <table:table-cell office:value-type="float" office:value="1.15375269063996">
            <text:p>1.1537526906</text:p>
          </table:table-cell>
          <table:table-cell office:value-type="float" office:value="1.28051193755739">
            <text:p>1.2805119376</text:p>
          </table:table-cell>
          <table:table-cell office:value-type="float" office:value="1.17439342315886">
            <text:p>1.1743934232</text:p>
          </table:table-cell>
          <table:table-cell office:value-type="float" office:value="16.5018877234686">
            <text:p>16.5018877235</text:p>
          </table:table-cell>
          <table:table-cell office:value-type="float" office:value="9.36297378552716">
            <text:p>9.3629737855</text:p>
          </table:table-cell>
          <table:table-cell office:value-type="float" office:value="14.6328962270842">
            <text:p>14.632896227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649">
            <text:p>8649</text:p>
          </table:table-cell>
          <table:table-cell office:value-type="float" office:value="16433">
            <text:p>16433</text:p>
          </table:table-cell>
          <table:table-cell office:value-type="float" office:value="230.375">
            <text:p>230.375</text:p>
          </table:table-cell>
          <table:table-cell office:value-type="float" office:value="410.5">
            <text:p>410.5</text:p>
          </table:table-cell>
          <table:table-cell office:value-type="float" office:value="937.375">
            <text:p>937.375</text:p>
          </table:table-cell>
          <table:table-cell office:value-type="float" office:value="0.0485">
            <text:p>0.0485</text:p>
          </table:table-cell>
          <table:table-cell office:value-type="float" office:value="0.047462134350792">
            <text:p>0.0474621344</text:p>
          </table:table-cell>
          <table:table-cell office:value-type="float" office:value="0.0570422320939573">
            <text:p>0.0570422321</text:p>
          </table:table-cell>
          <table:table-cell office:value-type="float" office:value="1.17436041">
            <text:p>1.17436041</text:p>
          </table:table-cell>
          <table:table-cell office:value-type="float" office:value="1.17053267245415">
            <text:p>1.1705326725</text:p>
          </table:table-cell>
          <table:table-cell office:value-type="float" office:value="1.20602529216368">
            <text:p>1.2060252922</text:p>
          </table:table-cell>
          <table:table-cell office:value-type="float" office:value="14.6355324832028">
            <text:p>14.6355324832</text:p>
          </table:table-cell>
          <table:table-cell office:value-type="float" office:value="14.9481095237508">
            <text:p>14.9481095238</text:p>
          </table:table-cell>
          <table:table-cell office:value-type="float" office:value="12.4948430684005">
            <text:p>12.49484306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390">
            <text:p>5390</text:p>
          </table:table-cell>
          <table:table-cell office:value-type="float" office:value="9806">
            <text:p>9806</text:p>
          </table:table-cell>
          <table:table-cell office:value-type="float" office:value="18501">
            <text:p>18501</text:p>
          </table:table-cell>
          <table:table-cell office:value-type="float" office:value="300.5">
            <text:p>300.5</text:p>
          </table:table-cell>
          <table:table-cell office:value-type="float" office:value="620.875">
            <text:p>620.875</text:p>
          </table:table-cell>
          <table:table-cell office:value-type="float" office:value="459.5">
            <text:p>459.5</text:p>
          </table:table-cell>
          <table:table-cell office:value-type="float" office:value="0.0557513914656772">
            <text:p>0.0557513915</text:p>
          </table:table-cell>
          <table:table-cell office:value-type="float" office:value="0.0633158270446665">
            <text:p>0.063315827</text:p>
          </table:table-cell>
          <table:table-cell office:value-type="float" office:value="0.024836495324577">
            <text:p>0.0248364953</text:p>
          </table:table-cell>
          <table:table-cell office:value-type="float" office:value="1.20122197672457">
            <text:p>1.2012219767</text:p>
          </table:table-cell>
          <table:table-cell office:value-type="float" office:value="1.22946282680686">
            <text:p>1.2294628268</text:p>
          </table:table-cell>
          <table:table-cell office:value-type="float" office:value="1.08813676257603">
            <text:p>1.0881367626</text:p>
          </table:table-cell>
          <table:table-cell office:value-type="float" office:value="12.776262955706">
            <text:p>12.7762629557</text:p>
          </table:table-cell>
          <table:table-cell office:value-type="float" office:value="11.2904828710348">
            <text:p>11.290482871</text:p>
          </table:table-cell>
          <table:table-cell office:value-type="float" office:value="28.2535699838556">
            <text:p>28.253569983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825">
            <text:p>5825</text:p>
          </table:table-cell>
          <table:table-cell office:value-type="float" office:value="10063">
            <text:p>10063</text:p>
          </table:table-cell>
          <table:table-cell office:value-type="float" office:value="18045">
            <text:p>18045</text:p>
          </table:table-cell>
          <table:table-cell office:value-type="float" office:value="314.625">
            <text:p>314.625</text:p>
          </table:table-cell>
          <table:table-cell office:value-type="float" office:value="623.125">
            <text:p>623.125</text:p>
          </table:table-cell>
          <table:table-cell office:value-type="float" office:value="401.25">
            <text:p>401.25</text:p>
          </table:table-cell>
          <table:table-cell office:value-type="float" office:value="0.0540128755364807">
            <text:p>0.0540128755</text:p>
          </table:table-cell>
          <table:table-cell office:value-type="float" office:value="0.0619223889496174">
            <text:p>0.0619223889</text:p>
          </table:table-cell>
          <table:table-cell office:value-type="float" office:value="0.022236076475478">
            <text:p>0.0222360765</text:p>
          </table:table-cell>
          <table:table-cell office:value-type="float" office:value="1.19476315019617">
            <text:p>1.1947631502</text:p>
          </table:table-cell>
          <table:table-cell office:value-type="float" office:value="1.22424375053999">
            <text:p>1.2242437505</text:p>
          </table:table-cell>
          <table:table-cell office:value-type="float" office:value="1.07879537613434">
            <text:p>1.0787953761</text:p>
          </table:table-cell>
          <table:table-cell office:value-type="float" office:value="13.1765342178394">
            <text:p>13.1765342178</text:p>
          </table:table-cell>
          <table:table-cell office:value-type="float" office:value="11.5369089350235">
            <text:p>11.536908935</text:p>
          </table:table-cell>
          <table:table-cell office:value-type="float" office:value="31.5174923583318">
            <text:p>31.517492358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94">
            <text:p>5694</text:p>
          </table:table-cell>
          <table:table-cell office:value-type="float" office:value="10109">
            <text:p>10109</text:p>
          </table:table-cell>
          <table:table-cell office:value-type="float" office:value="16851">
            <text:p>16851</text:p>
          </table:table-cell>
          <table:table-cell office:value-type="float" office:value="443.25">
            <text:p>443.25</text:p>
          </table:table-cell>
          <table:table-cell office:value-type="float" office:value="754.875">
            <text:p>754.875</text:p>
          </table:table-cell>
          <table:table-cell office:value-type="float" office:value="310.375">
            <text:p>310.375</text:p>
          </table:table-cell>
          <table:table-cell office:value-type="float" office:value="0.0778451001053741">
            <text:p>0.0778451001</text:p>
          </table:table-cell>
          <table:table-cell office:value-type="float" office:value="0.0746735582154516">
            <text:p>0.0746735582</text:p>
          </table:table-cell>
          <table:table-cell office:value-type="float" office:value="0.0184187882024806">
            <text:p>0.0184187882</text:p>
          </table:table-cell>
          <table:table-cell office:value-type="float" office:value="1.28433517520522">
            <text:p>1.2843351752</text:p>
          </table:table-cell>
          <table:table-cell office:value-type="float" office:value="1.27228668873533">
            <text:p>1.2722866887</text:p>
          </table:table-cell>
          <table:table-cell office:value-type="float" office:value="1.06513069215602">
            <text:p>1.0651306922</text:p>
          </table:table-cell>
          <table:table-cell office:value-type="float" office:value="9.2464290198162">
            <text:p>9.2464290198</text:p>
          </table:table-cell>
          <table:table-cell office:value-type="float" office:value="9.6247785166583">
            <text:p>9.6247785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146">
            <text:p>6146</text:p>
          </table:table-cell>
          <table:table-cell office:value-type="float" office:value="10932">
            <text:p>10932</text:p>
          </table:table-cell>
          <table:table-cell office:value-type="float" office:value="18184">
            <text:p>18184</text:p>
          </table:table-cell>
          <table:table-cell office:value-type="float" office:value="464">
            <text:p>464</text:p>
          </table:table-cell>
          <table:table-cell office:value-type="float" office:value="433.75">
            <text:p>433.75</text:p>
          </table:table-cell>
          <table:table-cell office:value-type="float" office:value="271.75">
            <text:p>271.75</text:p>
          </table:table-cell>
          <table:table-cell office:value-type="float" office:value="0.075496257728604">
            <text:p>0.0754962577</text:p>
          </table:table-cell>
          <table:table-cell office:value-type="float" office:value="0.0396770947676546">
            <text:p>0.0396770948</text:p>
          </table:table-cell>
          <table:table-cell office:value-type="float" office:value="0.0149444566652002">
            <text:p>0.0149444567</text:p>
          </table:table-cell>
          <table:table-cell office:value-type="float" office:value="1.27540828451492">
            <text:p>1.2754082845</text:p>
          </table:table-cell>
          <table:table-cell office:value-type="float" office:value="1.14195540451123">
            <text:p>1.1419554045</text:p>
          </table:table-cell>
          <table:table-cell office:value-type="float" office:value="1.05274333842684">
            <text:p>1.0527433384</text:p>
          </table:table-cell>
          <table:table-cell office:value-type="float" office:value="9.52358233629564">
            <text:p>9.5235823363</text:p>
          </table:table-cell>
          <table:table-cell office:value-type="float" office:value="17.8140321077894">
            <text:p>17.8140321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896">
            <text:p>6896</text:p>
          </table:table-cell>
          <table:table-cell office:value-type="float" office:value="11821">
            <text:p>11821</text:p>
          </table:table-cell>
          <table:table-cell office:value-type="float" office:value="18022">
            <text:p>18022</text:p>
          </table:table-cell>
          <table:table-cell office:value-type="float" office:value="477.75">
            <text:p>477.75</text:p>
          </table:table-cell>
          <table:table-cell office:value-type="float" office:value="873.375">
            <text:p>873.375</text:p>
          </table:table-cell>
          <table:table-cell office:value-type="float" office:value="602.25">
            <text:p>602.25</text:p>
          </table:table-cell>
          <table:table-cell office:value-type="float" office:value="0.0692792923433875">
            <text:p>0.0692792923</text:p>
          </table:table-cell>
          <table:table-cell office:value-type="float" office:value="0.0738833432027747">
            <text:p>0.0738833432</text:p>
          </table:table-cell>
          <table:table-cell office:value-type="float" office:value="0.0334174897347686">
            <text:p>0.0334174897</text:p>
          </table:table-cell>
          <table:table-cell office:value-type="float" office:value="1.25188477908315">
            <text:p>1.2518847791</text:p>
          </table:table-cell>
          <table:table-cell office:value-type="float" office:value="1.26929084807924">
            <text:p>1.2692908481</text:p>
          </table:table-cell>
          <table:table-cell office:value-type="float" office:value="1.11915000216723">
            <text:p>1.1191500022</text:p>
          </table:table-cell>
          <table:table-cell office:value-type="float" office:value="10.3478181455938">
            <text:p>10.3478181456</text:p>
          </table:table-cell>
          <table:table-cell office:value-type="float" office:value="9.72409998483498">
            <text:p>9.7240999848</text:p>
          </table:table-cell>
          <table:table-cell office:value-type="float" office:value="21.0867230388919">
            <text:p>21.086723038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544">
            <text:p>7544</text:p>
          </table:table-cell>
          <table:table-cell office:value-type="float" office:value="12250">
            <text:p>12250</text:p>
          </table:table-cell>
          <table:table-cell office:value-type="float" office:value="17972">
            <text:p>17972</text:p>
          </table:table-cell>
          <table:table-cell office:value-type="float" office:value="472.75">
            <text:p>472.75</text:p>
          </table:table-cell>
          <table:table-cell office:value-type="float" office:value="112">
            <text:p>112</text:p>
          </table:table-cell>
          <table:table-cell office:value-type="float" office:value="367.625">
            <text:p>367.625</text:p>
          </table:table-cell>
          <table:table-cell office:value-type="float" office:value="0.0626656945917285">
            <text:p>0.0626656946</text:p>
          </table:table-cell>
          <table:table-cell office:value-type="float" office:value="0.00914285714285714">
            <text:p>0.0091428571</text:p>
          </table:table-cell>
          <table:table-cell office:value-type="float" office:value="0.020455430669931">
            <text:p>0.0204554307</text:p>
          </table:table-cell>
          <table:table-cell office:value-type="float" office:value="1.22702683005723">
            <text:p>1.2270268301</text:p>
          </table:table-cell>
          <table:table-cell office:value-type="float" office:value="1.03216384">
            <text:p>1.03216384</text:p>
          </table:table-cell>
          <table:table-cell office:value-type="float" office:value="1.07241411964679">
            <text:p>1.0724141196</text:p>
          </table:table-cell>
          <table:table-cell office:value-type="float" office:value="11.4040938248843">
            <text:p>11.4040938249</text:p>
          </table:table-cell>
          <table:table-cell office:value-type="float" office:value="0">
            <text:p>0</text:p>
          </table:table-cell>
          <table:table-cell office:value-type="float" office:value="34.2311329832176">
            <text:p>34.231132983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7996">
            <text:p>7996</text:p>
          </table:table-cell>
          <table:table-cell office:value-type="float" office:value="11485">
            <text:p>11485</text:p>
          </table:table-cell>
          <table:table-cell office:value-type="float" office:value="17016">
            <text:p>17016</text:p>
          </table:table-cell>
          <table:table-cell office:value-type="float" office:value="370.75">
            <text:p>370.75</text:p>
          </table:table-cell>
          <table:table-cell office:value-type="float" office:value="225.5">
            <text:p>225.5</text:p>
          </table:table-cell>
          <table:table-cell office:value-type="float" office:value="383.5">
            <text:p>383.5</text:p>
          </table:table-cell>
          <table:table-cell office:value-type="float" office:value="0.0463669334667334">
            <text:p>0.0463669335</text:p>
          </table:table-cell>
          <table:table-cell office:value-type="float" office:value="0.0196343056160209">
            <text:p>0.0196343056</text:p>
          </table:table-cell>
          <table:table-cell office:value-type="float" office:value="0.0225376116596145">
            <text:p>0.0225376117</text:p>
          </table:table-cell>
          <table:table-cell office:value-type="float" office:value="1.16649805647102">
            <text:p>1.1664980565</text:p>
          </table:table-cell>
          <table:table-cell office:value-type="float" office:value="1.06947566133184">
            <text:p>1.0694756613</text:p>
          </table:table-cell>
          <table:table-cell office:value-type="float" office:value="1.07987721092972">
            <text:p>1.0798772109</text:p>
          </table:table-cell>
          <table:table-cell office:value-type="float" office:value="15.293125868258">
            <text:p>15.2931258683</text:p>
          </table:table-cell>
          <table:table-cell office:value-type="float" office:value="0">
            <text:p>0</text:p>
          </table:table-cell>
          <table:table-cell office:value-type="float" office:value="31.1004164116634">
            <text:p>31.100416411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050">
            <text:p>12050</text:p>
          </table:table-cell>
          <table:table-cell office:value-type="float" office:value="19163">
            <text:p>19163</text:p>
          </table:table-cell>
          <table:table-cell office:value-type="float" office:value="372.125">
            <text:p>372.125</text:p>
          </table:table-cell>
          <table:table-cell office:value-type="float" office:value="334">
            <text:p>334</text:p>
          </table:table-cell>
          <table:table-cell office:value-type="float" office:value="307.5">
            <text:p>307.5</text:p>
          </table:table-cell>
          <table:table-cell office:value-type="float" office:value="0.0418024039541676">
            <text:p>0.041802404</text:p>
          </table:table-cell>
          <table:table-cell office:value-type="float" office:value="0.0277178423236515">
            <text:p>0.0277178423</text:p>
          </table:table-cell>
          <table:table-cell office:value-type="float" office:value="0.0160465480352763">
            <text:p>0.016046548</text:p>
          </table:table-cell>
          <table:table-cell office:value-type="float" office:value="1.14973339815323">
            <text:p>1.1497333982</text:p>
          </table:table-cell>
          <table:table-cell office:value-type="float" office:value="1.09851827454761">
            <text:p>1.0985182745</text:p>
          </table:table-cell>
          <table:table-cell office:value-type="float" office:value="1.05666760186301">
            <text:p>1.0566676019</text:p>
          </table:table-cell>
          <table:table-cell office:value-type="float" office:value="16.9257229763304">
            <text:p>16.9257229763</text:p>
          </table:table-cell>
          <table:table-cell office:value-type="float" office:value="25.3522504167956">
            <text:p>25.3522504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896">
            <text:p>12896</text:p>
          </table:table-cell>
          <table:table-cell office:value-type="float" office:value="20036">
            <text:p>20036</text:p>
          </table:table-cell>
          <table:table-cell office:value-type="float" office:value="105.375">
            <text:p>105.375</text:p>
          </table:table-cell>
          <table:table-cell office:value-type="float" office:value="177.75">
            <text:p>177.75</text:p>
          </table:table-cell>
          <table:table-cell office:value-type="float" office:value="104.75">
            <text:p>104.75</text:p>
          </table:table-cell>
          <table:table-cell office:value-type="float" office:value="0.0111744432661718">
            <text:p>0.0111744433</text:p>
          </table:table-cell>
          <table:table-cell office:value-type="float" office:value="0.0137833436724566">
            <text:p>0.0137833437</text:p>
          </table:table-cell>
          <table:table-cell office:value-type="float" office:value="0.00522808943900978">
            <text:p>0.0052280894</text:p>
          </table:table-cell>
          <table:table-cell office:value-type="float" office:value="1.03935529306893">
            <text:p>1.0393552931</text:p>
          </table:table-cell>
          <table:table-cell office:value-type="float" office:value="1.04861406475667">
            <text:p>1.0486140648</text:p>
          </table:table-cell>
          <table:table-cell office:value-type="float" office:value="1.01835188555813">
            <text:p>1.0183518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9217">
            <text:p>9217</text:p>
          </table:table-cell>
          <table:table-cell office:value-type="float" office:value="12482">
            <text:p>12482</text:p>
          </table:table-cell>
          <table:table-cell office:value-type="float" office:value="19176">
            <text:p>19176</text:p>
          </table:table-cell>
          <table:table-cell office:value-type="float" office:value="95.875">
            <text:p>95.875</text:p>
          </table:table-cell>
          <table:table-cell office:value-type="float" office:value="218.5">
            <text:p>218.5</text:p>
          </table:table-cell>
          <table:table-cell office:value-type="float" office:value="237.125">
            <text:p>237.125</text:p>
          </table:table-cell>
          <table:table-cell office:value-type="float" office:value="0.0104019746121298">
            <text:p>0.0104019746</text:p>
          </table:table-cell>
          <table:table-cell office:value-type="float" office:value="0.0175052074987983">
            <text:p>0.0175052075</text:p>
          </table:table-cell>
          <table:table-cell office:value-type="float" office:value="0.0123657175636212">
            <text:p>0.0123657176</text:p>
          </table:table-cell>
          <table:table-cell office:value-type="float" office:value="1.03661898525108">
            <text:p>1.0366189853</text:p>
          </table:table-cell>
          <table:table-cell office:value-type="float" office:value="1.06186883353336">
            <text:p>1.0618688335</text:p>
          </table:table-cell>
          <table:table-cell office:value-type="float" office:value="1.04357971697557">
            <text:p>1.0435797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984">
            <text:p>8984</text:p>
          </table:table-cell>
          <table:table-cell office:value-type="float" office:value="12192">
            <text:p>12192</text:p>
          </table:table-cell>
          <table:table-cell office:value-type="float" office:value="19673">
            <text:p>19673</text:p>
          </table:table-cell>
          <table:table-cell office:value-type="float" office:value="165.625">
            <text:p>165.625</text:p>
          </table:table-cell>
          <table:table-cell office:value-type="float" office:value="310.125">
            <text:p>310.125</text:p>
          </table:table-cell>
          <table:table-cell office:value-type="float" office:value="347.625">
            <text:p>347.625</text:p>
          </table:table-cell>
          <table:table-cell office:value-type="float" office:value="0.0184355520926091">
            <text:p>0.0184355521</text:p>
          </table:table-cell>
          <table:table-cell office:value-type="float" office:value="0.0254367618110236">
            <text:p>0.0254367618</text:p>
          </table:table-cell>
          <table:table-cell office:value-type="float" office:value="0.0176701570680628">
            <text:p>0.0176701571</text:p>
          </table:table-cell>
          <table:table-cell office:value-type="float" office:value="1.06519057670281">
            <text:p>1.0651905767</text:p>
          </table:table-cell>
          <table:table-cell office:value-type="float" office:value="1.09029684288739">
            <text:p>1.0902968429</text:p>
          </table:table-cell>
          <table:table-cell office:value-type="float" office:value="1.06245752926181">
            <text:p>1.0624575293</text:p>
          </table:table-cell>
          <table:table-cell office:value-type="float" office:value="0">
            <text:p>0</text:p>
          </table:table-cell>
          <table:table-cell office:value-type="float" office:value="27.5949426897068">
            <text:p>27.5949426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306">
            <text:p>9306</text:p>
          </table:table-cell>
          <table:table-cell office:value-type="float" office:value="13738">
            <text:p>13738</text:p>
          </table:table-cell>
          <table:table-cell office:value-type="float" office:value="19355">
            <text:p>19355</text:p>
          </table:table-cell>
          <table:table-cell office:value-type="float" office:value="202.25">
            <text:p>202.25</text:p>
          </table:table-cell>
          <table:table-cell office:value-type="float" office:value="134">
            <text:p>134</text:p>
          </table:table-cell>
          <table:table-cell office:value-type="float" office:value="189.75">
            <text:p>189.75</text:p>
          </table:table-cell>
          <table:table-cell office:value-type="float" office:value="0.0217332903503116">
            <text:p>0.0217332904</text:p>
          </table:table-cell>
          <table:table-cell office:value-type="float" office:value="0.00975396709855874">
            <text:p>0.0097539671</text:p>
          </table:table-cell>
          <table:table-cell office:value-type="float" office:value="0.00980366830276414">
            <text:p>0.0098036683</text:p>
          </table:table-cell>
          <table:table-cell office:value-type="float" office:value="1.07699229460861">
            <text:p>1.0769922946</text:p>
          </table:table-cell>
          <table:table-cell office:value-type="float" office:value="1.03432535899831">
            <text:p>1.034325359</text:p>
          </table:table-cell>
          <table:table-cell office:value-type="float" office:value="1.03450121840757">
            <text:p>1.0345012184</text:p>
          </table:table-cell>
          <table:table-cell office:value-type="float" office:value="32.2386699389557">
            <text:p>32.2386699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9346">
            <text:p>9346</text:p>
          </table:table-cell>
          <table:table-cell office:value-type="float" office:value="13492">
            <text:p>13492</text:p>
          </table:table-cell>
          <table:table-cell office:value-type="float" office:value="19309">
            <text:p>19309</text:p>
          </table:table-cell>
          <table:table-cell office:value-type="float" office:value="120.5">
            <text:p>120.5</text:p>
          </table:table-cell>
          <table:table-cell office:value-type="float" office:value="93.25">
            <text:p>93.25</text:p>
          </table:table-cell>
          <table:table-cell office:value-type="float" office:value="178.125">
            <text:p>178.125</text:p>
          </table:table-cell>
          <table:table-cell office:value-type="float" office:value="0.0128932163492403">
            <text:p>0.0128932163</text:p>
          </table:table-cell>
          <table:table-cell office:value-type="float" office:value="0.00691150311295583">
            <text:p>0.0069115031</text:p>
          </table:table-cell>
          <table:table-cell office:value-type="float" office:value="0.00922497281060645">
            <text:p>0.0092249728</text:p>
          </table:table-cell>
          <table:table-cell office:value-type="float" office:value="1.04545207787688">
            <text:p>1.0454520779</text:p>
          </table:table-cell>
          <table:table-cell office:value-type="float" office:value="1.0242838878909">
            <text:p>1.0242838879</text:p>
          </table:table-cell>
          <table:table-cell office:value-type="float" office:value="1.0324542010789">
            <text:p>1.03245420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963">
            <text:p>8963</text:p>
          </table:table-cell>
          <table:table-cell office:value-type="float" office:value="13430">
            <text:p>13430</text:p>
          </table:table-cell>
          <table:table-cell office:value-type="float" office:value="18591">
            <text:p>18591</text:p>
          </table:table-cell>
          <table:table-cell office:value-type="float" office:value="89.25">
            <text:p>89.25</text:p>
          </table:table-cell>
          <table:table-cell office:value-type="float" office:value="115.5">
            <text:p>115.5</text:p>
          </table:table-cell>
          <table:table-cell office:value-type="float" office:value="245.375">
            <text:p>245.375</text:p>
          </table:table-cell>
          <table:table-cell office:value-type="float" office:value="0.00995760348097735">
            <text:p>0.0099576035</text:p>
          </table:table-cell>
          <table:table-cell office:value-type="float" office:value="0.00860014892032763">
            <text:p>0.0086001489</text:p>
          </table:table-cell>
          <table:table-cell office:value-type="float" office:value="0.0131985907159378">
            <text:p>0.0131985907</text:p>
          </table:table-cell>
          <table:table-cell office:value-type="float" office:value="1.03504595376291">
            <text:p>1.0350459538</text:p>
          </table:table-cell>
          <table:table-cell office:value-type="float" office:value="1.03024548784159">
            <text:p>1.0302454878</text:p>
          </table:table-cell>
          <table:table-cell office:value-type="float" office:value="1.04653650498768">
            <text:p>1.0465365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820">
            <text:p>13820</text:p>
          </table:table-cell>
          <table:table-cell office:value-type="float" office:value="19797">
            <text:p>19797</text:p>
          </table:table-cell>
          <table:table-cell office:value-type="float" office:value="157.75">
            <text:p>157.75</text:p>
          </table:table-cell>
          <table:table-cell office:value-type="float" office:value="167.625">
            <text:p>167.625</text:p>
          </table:table-cell>
          <table:table-cell office:value-type="float" office:value="248.625">
            <text:p>248.625</text:p>
          </table:table-cell>
          <table:table-cell office:value-type="float" office:value="0.0168608379649423">
            <text:p>0.016860838</text:p>
          </table:table-cell>
          <table:table-cell office:value-type="float" office:value="0.0121291606367583">
            <text:p>0.0121291606</text:p>
          </table:table-cell>
          <table:table-cell office:value-type="float" office:value="0.0125587210183361">
            <text:p>0.012558721</text:p>
          </table:table-cell>
          <table:table-cell office:value-type="float" office:value="1.05957013707678">
            <text:p>1.0595701371</text:p>
          </table:table-cell>
          <table:table-cell office:value-type="float" office:value="1.04274041064265">
            <text:p>1.0427404106</text:p>
          </table:table-cell>
          <table:table-cell office:value-type="float" office:value="1.04426465765246">
            <text:p>1.04426465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520">
            <text:p>10520</text:p>
          </table:table-cell>
          <table:table-cell office:value-type="float" office:value="13780">
            <text:p>13780</text:p>
          </table:table-cell>
          <table:table-cell office:value-type="float" office:value="20584">
            <text:p>20584</text:p>
          </table:table-cell>
          <table:table-cell office:value-type="float" office:value="124.75">
            <text:p>124.75</text:p>
          </table:table-cell>
          <table:table-cell office:value-type="float" office:value="109.5">
            <text:p>109.5</text:p>
          </table:table-cell>
          <table:table-cell office:value-type="float" office:value="287.375">
            <text:p>287.375</text:p>
          </table:table-cell>
          <table:table-cell office:value-type="float" office:value="0.0118583650190114">
            <text:p>0.011858365</text:p>
          </table:table-cell>
          <table:table-cell office:value-type="float" office:value="0.00794629898403483">
            <text:p>0.007946299</text:p>
          </table:table-cell>
          <table:table-cell office:value-type="float" office:value="0.0139610862806063">
            <text:p>0.0139610863</text:p>
          </table:table-cell>
          <table:table-cell office:value-type="float" office:value="1.04177989437555">
            <text:p>1.0417798944</text:p>
          </table:table-cell>
          <table:table-cell office:value-type="float" office:value="1.02793580803251">
            <text:p>1.027935808</text:p>
          </table:table-cell>
          <table:table-cell office:value-type="float" office:value="1.04924582936519">
            <text:p>1.04924582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828">
            <text:p>13828</text:p>
          </table:table-cell>
          <table:table-cell office:value-type="float" office:value="20373">
            <text:p>20373</text:p>
          </table:table-cell>
          <table:table-cell office:value-type="float" office:value="24.375">
            <text:p>24.375</text:p>
          </table:table-cell>
          <table:table-cell office:value-type="float" office:value="159.125">
            <text:p>159.125</text:p>
          </table:table-cell>
          <table:table-cell office:value-type="float" office:value="465.375">
            <text:p>465.375</text:p>
          </table:table-cell>
          <table:table-cell office:value-type="float" office:value="0.00236880466472303">
            <text:p>0.0023688047</text:p>
          </table:table-cell>
          <table:table-cell office:value-type="float" office:value="0.0115074486549031">
            <text:p>0.0115074487</text:p>
          </table:table-cell>
          <table:table-cell office:value-type="float" office:value="0.022842733029009">
            <text:p>0.022842733</text:p>
          </table:table-cell>
          <table:table-cell office:value-type="float" office:value="1.00830181434819">
            <text:p>1.0083018143</text:p>
          </table:table-cell>
          <table:table-cell office:value-type="float" office:value="1.04053561618627">
            <text:p>1.0405356162</text:p>
          </table:table-cell>
          <table:table-cell office:value-type="float" office:value="1.08097227488791">
            <text:p>1.0809722749</text:p>
          </table:table-cell>
          <table:table-cell table:number-columns-repeated="2" office:value-type="float" office:value="0">
            <text:p>0</text:p>
          </table:table-cell>
          <table:table-cell office:value-type="float" office:value="30.6895881156586">
            <text:p>30.689588115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0048">
            <text:p>10048</text:p>
          </table:table-cell>
          <table:table-cell office:value-type="float" office:value="13492">
            <text:p>13492</text:p>
          </table:table-cell>
          <table:table-cell office:value-type="float" office:value="21503">
            <text:p>21503</text:p>
          </table:table-cell>
          <table:table-cell office:value-type="float" office:value="94.5">
            <text:p>94.5</text:p>
          </table:table-cell>
          <table:table-cell office:value-type="float" office:value="209.375">
            <text:p>209.375</text:p>
          </table:table-cell>
          <table:table-cell office:value-type="float" office:value="865.625">
            <text:p>865.625</text:p>
          </table:table-cell>
          <table:table-cell office:value-type="float" office:value="0.00940485668789809">
            <text:p>0.0094048567</text:p>
          </table:table-cell>
          <table:table-cell office:value-type="float" office:value="0.0155184553809665">
            <text:p>0.0155184554</text:p>
          </table:table-cell>
          <table:table-cell office:value-type="float" office:value="0.0402560107891922">
            <text:p>0.0402560108</text:p>
          </table:table-cell>
          <table:table-cell office:value-type="float" office:value="1.03309036301311">
            <text:p>1.033090363</text:p>
          </table:table-cell>
          <table:table-cell office:value-type="float" office:value="1.05478660584991">
            <text:p>1.0547866058</text:p>
          </table:table-cell>
          <table:table-cell office:value-type="float" office:value="1.14407230871531">
            <text:p>1.1440723087</text:p>
          </table:table-cell>
          <table:table-cell table:number-columns-repeated="2" office:value-type="float" office:value="0">
            <text:p>0</text:p>
          </table:table-cell>
          <table:table-cell office:value-type="float" office:value="17.562770574277">
            <text:p>17.562770574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966">
            <text:p>13966</text:p>
          </table:table-cell>
          <table:table-cell office:value-type="float" office:value="21662">
            <text:p>21662</text:p>
          </table:table-cell>
          <table:table-cell office:value-type="float" office:value="128">
            <text:p>128</text:p>
          </table:table-cell>
          <table:table-cell office:value-type="float" office:value="179.75">
            <text:p>179.75</text:p>
          </table:table-cell>
          <table:table-cell office:value-type="float" office:value="874.875">
            <text:p>874.875</text:p>
          </table:table-cell>
          <table:table-cell office:value-type="float" office:value="0.0124344278220323">
            <text:p>0.0124344278</text:p>
          </table:table-cell>
          <table:table-cell office:value-type="float" office:value="0.0128705427466705">
            <text:p>0.0128705427</text:p>
          </table:table-cell>
          <table:table-cell office:value-type="float" office:value="0.0403875450096944">
            <text:p>0.040387545</text:p>
          </table:table-cell>
          <table:table-cell office:value-type="float" office:value="1.04382354276783">
            <text:p>1.0438235428</text:p>
          </table:table-cell>
          <table:table-cell office:value-type="float" office:value="1.04537157531971">
            <text:p>1.0453715753</text:p>
          </table:table-cell>
          <table:table-cell office:value-type="float" office:value="1.14455346896607">
            <text:p>1.144553469</text:p>
          </table:table-cell>
          <table:table-cell table:number-columns-repeated="2" office:value-type="float" office:value="0">
            <text:p>0</text:p>
          </table:table-cell>
          <table:table-cell office:value-type="float" office:value="17.50668610971">
            <text:p>17.506686109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726">
            <text:p>14726</text:p>
          </table:table-cell>
          <table:table-cell office:value-type="float" office:value="21654">
            <text:p>21654</text:p>
          </table:table-cell>
          <table:table-cell office:value-type="float" office:value="7">
            <text:p>7</text:p>
          </table:table-cell>
          <table:table-cell office:value-type="float" office:value="196.125">
            <text:p>196.125</text:p>
          </table:table-cell>
          <table:table-cell office:value-type="float" office:value="1034.125">
            <text:p>1034.125</text:p>
          </table:table-cell>
          <table:table-cell office:value-type="float" office:value="0.000679347826086957">
            <text:p>0.0006793478</text:p>
          </table:table-cell>
          <table:table-cell office:value-type="float" office:value="0.0133182805921499">
            <text:p>0.0133182806</text:p>
          </table:table-cell>
          <table:table-cell office:value-type="float" office:value="0.0477567654936732">
            <text:p>0.0477567655</text:p>
          </table:table-cell>
          <table:table-cell office:value-type="float" office:value="1.0023786219577">
            <text:p>1.002378622</text:p>
          </table:table-cell>
          <table:table-cell office:value-type="float" office:value="1.04696164020447">
            <text:p>1.0469616402</text:p>
          </table:table-cell>
          <table:table-cell office:value-type="float" office:value="1.17161886818267">
            <text:p>1.1716188682</text:p>
          </table:table-cell>
          <table:table-cell table:number-columns-repeated="2" office:value-type="float" office:value="0">
            <text:p>0</text:p>
          </table:table-cell>
          <table:table-cell office:value-type="float" office:value="14.8579938713798">
            <text:p>14.857993871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438">
            <text:p>14438</text:p>
          </table:table-cell>
          <table:table-cell office:value-type="float" office:value="22757">
            <text:p>22757</text:p>
          </table:table-cell>
          <table:table-cell office:value-type="float" office:value="-1.875">
            <text:p>-1.875</text:p>
          </table:table-cell>
          <table:table-cell office:value-type="float" office:value="327">
            <text:p>327</text:p>
          </table:table-cell>
          <table:table-cell office:value-type="float" office:value="1220">
            <text:p>1220</text:p>
          </table:table-cell>
          <table:table-cell office:value-type="float" office:value="-0.000185038981545446">
            <text:p>-0.000185039</text:p>
          </table:table-cell>
          <table:table-cell office:value-type="float" office:value="0.0226485662834188">
            <text:p>0.0226485663</text:p>
          </table:table-cell>
          <table:table-cell office:value-type="float" office:value="0.0536098782792108">
            <text:p>0.0536098783</text:p>
          </table:table-cell>
          <table:table-cell office:value-type="float" office:value="0.999352430673863">
            <text:p>0.9993524307</text:p>
          </table:table-cell>
          <table:table-cell office:value-type="float" office:value="1.08027537879917">
            <text:p>1.0802753788</text:p>
          </table:table-cell>
          <table:table-cell office:value-type="float" office:value="1.1932676513135">
            <text:p>1.1932676513</text:p>
          </table:table-cell>
          <table:table-cell office:value-type="float" office:value="0">
            <text:p>0</text:p>
          </table:table-cell>
          <table:table-cell office:value-type="float" office:value="30.9497417155061">
            <text:p>30.9497417155</text:p>
          </table:table-cell>
          <table:table-cell office:value-type="float" office:value="13.273024783247">
            <text:p>13.273024783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4974">
            <text:p>14974</text:p>
          </table:table-cell>
          <table:table-cell office:value-type="float" office:value="25320">
            <text:p>25320</text:p>
          </table:table-cell>
          <table:table-cell office:value-type="float" office:value="158.625">
            <text:p>158.625</text:p>
          </table:table-cell>
          <table:table-cell office:value-type="float" office:value="802">
            <text:p>802</text:p>
          </table:table-cell>
          <table:table-cell office:value-type="float" office:value="1283.75">
            <text:p>1283.75</text:p>
          </table:table-cell>
          <table:table-cell office:value-type="float" office:value="0.0160779444557065">
            <text:p>0.0160779445</text:p>
          </table:table-cell>
          <table:table-cell office:value-type="float" office:value="0.0535595031387739">
            <text:p>0.0535595031</text:p>
          </table:table-cell>
          <table:table-cell office:value-type="float" office:value="0.0507010268562401">
            <text:p>0.0507010269</text:p>
          </table:table-cell>
          <table:table-cell office:value-type="float" office:value="1.0567794661789">
            <text:p>1.0567794662</text:p>
          </table:table-cell>
          <table:table-cell office:value-type="float" office:value="1.19308075692359">
            <text:p>1.1930807569</text:p>
          </table:table-cell>
          <table:table-cell office:value-type="float" office:value="1.18249195848042">
            <text:p>1.1824919585</text:p>
          </table:table-cell>
          <table:table-cell office:value-type="float" office:value="0">
            <text:p>0</text:p>
          </table:table-cell>
          <table:table-cell office:value-type="float" office:value="13.2851882949407">
            <text:p>13.2851882949</text:p>
          </table:table-cell>
          <table:table-cell office:value-type="float" office:value="14.0149820554332">
            <text:p>14.014982055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380">
            <text:p>10380</text:p>
          </table:table-cell>
          <table:table-cell office:value-type="float" office:value="15813">
            <text:p>15813</text:p>
          </table:table-cell>
          <table:table-cell office:value-type="float" office:value="26970">
            <text:p>26970</text:p>
          </table:table-cell>
          <table:table-cell office:value-type="float" office:value="116.25">
            <text:p>116.25</text:p>
          </table:table-cell>
          <table:table-cell office:value-type="float" office:value="638.5">
            <text:p>638.5</text:p>
          </table:table-cell>
          <table:table-cell office:value-type="float" office:value="1413.75">
            <text:p>1413.75</text:p>
          </table:table-cell>
          <table:table-cell office:value-type="float" office:value="0.0111994219653179">
            <text:p>0.011199422</text:p>
          </table:table-cell>
          <table:table-cell office:value-type="float" office:value="0.0403781698602416">
            <text:p>0.0403781699</text:p>
          </table:table-cell>
          <table:table-cell office:value-type="float" office:value="0.0524193548387097">
            <text:p>0.0524193548</text:p>
          </table:table-cell>
          <table:table-cell office:value-type="float" office:value="1.03944381390123">
            <text:p>1.0394438139</text:p>
          </table:table-cell>
          <table:table-cell office:value-type="float" office:value="1.14451917184932">
            <text:p>1.1445191718</text:p>
          </table:table-cell>
          <table:table-cell office:value-type="float" office:value="1.18885340790843">
            <text:p>1.1888534079</text:p>
          </table:table-cell>
          <table:table-cell office:value-type="float" office:value="0">
            <text:p>0</text:p>
          </table:table-cell>
          <table:table-cell office:value-type="float" office:value="17.5106714581306">
            <text:p>17.5106714581</text:p>
          </table:table-cell>
          <table:table-cell office:value-type="float" office:value="13.5667379931202">
            <text:p>13.566737993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576">
            <text:p>10576</text:p>
          </table:table-cell>
          <table:table-cell office:value-type="float" office:value="16689">
            <text:p>16689</text:p>
          </table:table-cell>
          <table:table-cell office:value-type="float" office:value="28857">
            <text:p>28857</text:p>
          </table:table-cell>
          <table:table-cell office:value-type="float" office:value="117">
            <text:p>117</text:p>
          </table:table-cell>
          <table:table-cell office:value-type="float" office:value="543.25">
            <text:p>543.25</text:p>
          </table:table-cell>
          <table:table-cell office:value-type="float" office:value="997.125">
            <text:p>997.125</text:p>
          </table:table-cell>
          <table:table-cell office:value-type="float" office:value="0.0110627836611195">
            <text:p>0.0110627837</text:p>
          </table:table-cell>
          <table:table-cell office:value-type="float" office:value="0.03255138114926">
            <text:p>0.0325513811</text:p>
          </table:table-cell>
          <table:table-cell office:value-type="float" office:value="0.0345540076931074">
            <text:p>0.0345540077</text:p>
          </table:table-cell>
          <table:table-cell office:value-type="float" office:value="1.03895961777129">
            <text:p>1.0389596178</text:p>
          </table:table-cell>
          <table:table-cell office:value-type="float" office:value="1.11600663515527">
            <text:p>1.1160066352</text:p>
          </table:table-cell>
          <table:table-cell office:value-type="float" office:value="1.12327922664328">
            <text:p>1.1232792266</text:p>
          </table:table-cell>
          <table:table-cell office:value-type="float" office:value="0">
            <text:p>0</text:p>
          </table:table-cell>
          <table:table-cell office:value-type="float" office:value="21.638664054765">
            <text:p>21.6386640548</text:p>
          </table:table-cell>
          <table:table-cell office:value-type="float" office:value="20.4044315918318">
            <text:p>20.404431591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492">
            <text:p>17492</text:p>
          </table:table-cell>
          <table:table-cell office:value-type="float" office:value="30133">
            <text:p>30133</text:p>
          </table:table-cell>
          <table:table-cell office:value-type="float" office:value="234.5">
            <text:p>234.5</text:p>
          </table:table-cell>
          <table:table-cell office:value-type="float" office:value="249.125">
            <text:p>249.125</text:p>
          </table:table-cell>
          <table:table-cell office:value-type="float" office:value="442">
            <text:p>442</text:p>
          </table:table-cell>
          <table:table-cell office:value-type="float" office:value="0.0224080267558528">
            <text:p>0.0224080268</text:p>
          </table:table-cell>
          <table:table-cell office:value-type="float" office:value="0.0142422250171507">
            <text:p>0.014242225</text:p>
          </table:table-cell>
          <table:table-cell office:value-type="float" office:value="0.0146683038529187">
            <text:p>0.0146683039</text:p>
          </table:table-cell>
          <table:table-cell office:value-type="float" office:value="1.07941224818514">
            <text:p>1.0794122482</text:p>
          </table:table-cell>
          <table:table-cell office:value-type="float" office:value="1.05024535586797">
            <text:p>1.0502453559</text:p>
          </table:table-cell>
          <table:table-cell office:value-type="float" office:value="1.05176077539554">
            <text:p>1.0517607754</text:p>
          </table:table-cell>
          <table:table-cell office:value-type="float" office:value="31.2782796686259">
            <text:p>31.27827966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11317">
            <text:p>11317</text:p>
          </table:table-cell>
          <table:table-cell office:value-type="float" office:value="18429">
            <text:p>18429</text:p>
          </table:table-cell>
          <table:table-cell office:value-type="float" office:value="31753">
            <text:p>31753</text:p>
          </table:table-cell>
          <table:table-cell office:value-type="float" office:value="410.5">
            <text:p>410.5</text:p>
          </table:table-cell>
          <table:table-cell office:value-type="float" office:value="113.375">
            <text:p>113.375</text:p>
          </table:table-cell>
          <table:table-cell office:value-type="float" office:value="131.875">
            <text:p>131.875</text:p>
          </table:table-cell>
          <table:table-cell office:value-type="float" office:value="0.0362728638331713">
            <text:p>0.0362728638</text:p>
          </table:table-cell>
          <table:table-cell office:value-type="float" office:value="0.00615198871344077">
            <text:p>0.0061519887</text:p>
          </table:table-cell>
          <table:table-cell office:value-type="float" office:value="0.0041531508833811">
            <text:p>0.0041531509</text:p>
          </table:table-cell>
          <table:table-cell office:value-type="float" office:value="1.12953383589139">
            <text:p>1.1295338359</text:p>
          </table:table-cell>
          <table:table-cell office:value-type="float" office:value="1.0216061405487">
            <text:p>1.0216061405</text:p>
          </table:table-cell>
          <table:table-cell office:value-type="float" office:value="1.01456983546986">
            <text:p>1.0145698355</text:p>
          </table:table-cell>
          <table:table-cell office:value-type="float" office:value="19.4537643603001">
            <text:p>19.4537643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9042">
            <text:p>19042</text:p>
          </table:table-cell>
          <table:table-cell office:value-type="float" office:value="32787">
            <text:p>32787</text:p>
          </table:table-cell>
          <table:table-cell office:value-type="float" office:value="465.5">
            <text:p>465.5</text:p>
          </table:table-cell>
          <table:table-cell office:value-type="float" office:value="955.25">
            <text:p>955.25</text:p>
          </table:table-cell>
          <table:table-cell office:value-type="float" office:value="-41">
            <text:p>-41</text:p>
          </table:table-cell>
          <table:table-cell office:value-type="float" office:value="0.0414736279401283">
            <text:p>0.0414736279</text:p>
          </table:table-cell>
          <table:table-cell office:value-type="float" office:value="0.050165423800021">
            <text:p>0.0501654238</text:p>
          </table:table-cell>
          <table:table-cell office:value-type="float" office:value="-0.00125049562326532">
            <text:p>-0.0012504956</text:p>
          </table:table-cell>
          <table:table-cell office:value-type="float" office:value="1.1485290189469">
            <text:p>1.1485290189</text:p>
          </table:table-cell>
          <table:table-cell office:value-type="float" office:value="1.18051146000034">
            <text:p>1.18051146</text:p>
          </table:table-cell>
          <table:table-cell office:value-type="float" office:value="0.995626330247607">
            <text:p>0.9956263302</text:p>
          </table:table-cell>
          <table:table-cell office:value-type="float" office:value="17.0571886978402">
            <text:p>17.0571886978</text:p>
          </table:table-cell>
          <table:table-cell office:value-type="float" office:value="14.1609760118009">
            <text:p>14.1609760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86">
            <text:p>19386</text:p>
          </table:table-cell>
          <table:table-cell office:value-type="float" office:value="29631">
            <text:p>29631</text:p>
          </table:table-cell>
          <table:table-cell office:value-type="float" office:value="526.75">
            <text:p>526.75</text:p>
          </table:table-cell>
          <table:table-cell office:value-type="float" office:value="894.75">
            <text:p>894.75</text:p>
          </table:table-cell>
          <table:table-cell office:value-type="float" office:value="-249.875">
            <text:p>-249.875</text:p>
          </table:table-cell>
          <table:table-cell office:value-type="float" office:value="0.0468638790035587">
            <text:p>0.046863879</text:p>
          </table:table-cell>
          <table:table-cell office:value-type="float" office:value="0.0461544413494274">
            <text:p>0.0461544413</text:p>
          </table:table-cell>
          <table:table-cell office:value-type="float" office:value="-0.00843289122878067">
            <text:p>-0.0084328912</text:p>
          </table:table-cell>
          <table:table-cell office:value-type="float" office:value="1.16832817389677">
            <text:p>1.1683281739</text:p>
          </table:table-cell>
          <table:table-cell office:value-type="float" office:value="1.1657158003373">
            <text:p>1.1657158003</text:p>
          </table:table-cell>
          <table:table-cell office:value-type="float" office:value="0.970624263462041">
            <text:p>0.9706242635</text:p>
          </table:table-cell>
          <table:table-cell office:value-type="float" office:value="15.1345771365034">
            <text:p>15.1345771365</text:p>
          </table:table-cell>
          <table:table-cell office:value-type="float" office:value="15.3619626288103">
            <text:p>15.3619626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2009">
            <text:p>12009</text:p>
          </table:table-cell>
          <table:table-cell office:value-type="float" office:value="18994">
            <text:p>18994</text:p>
          </table:table-cell>
          <table:table-cell office:value-type="float" office:value="29603">
            <text:p>29603</text:p>
          </table:table-cell>
          <table:table-cell office:value-type="float" office:value="660">
            <text:p>660</text:p>
          </table:table-cell>
          <table:table-cell office:value-type="float" office:value="-344.375">
            <text:p>-344.375</text:p>
          </table:table-cell>
          <table:table-cell office:value-type="float" office:value="462.25">
            <text:p>462.25</text:p>
          </table:table-cell>
          <table:table-cell office:value-type="float" office:value="0.0549587809143143">
            <text:p>0.0549587809</text:p>
          </table:table-cell>
          <table:table-cell office:value-type="float" office:value="-0.0181307254922607">
            <text:p>-0.0181307255</text:p>
          </table:table-cell>
          <table:table-cell office:value-type="float" office:value="0.0156149714555957">
            <text:p>0.0156149715</text:p>
          </table:table-cell>
          <table:table-cell office:value-type="float" office:value="1.19827584969529">
            <text:p>1.1982758497</text:p>
          </table:table-cell>
          <table:table-cell office:value-type="float" office:value="0.937186758262564">
            <text:p>0.9371867583</text:p>
          </table:table-cell>
          <table:table-cell office:value-type="float" office:value="1.05513030166836">
            <text:p>1.0551303017</text:p>
          </table:table-cell>
          <table:table-cell office:value-type="float" office:value="12.9556113757503">
            <text:p>12.95561137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18042">
            <text:p>18042</text:p>
          </table:table-cell>
          <table:table-cell office:value-type="float" office:value="30869">
            <text:p>30869</text:p>
          </table:table-cell>
          <table:table-cell office:value-type="float" office:value="614.625">
            <text:p>614.625</text:p>
          </table:table-cell>
          <table:table-cell office:value-type="float" office:value="907.75">
            <text:p>907.75</text:p>
          </table:table-cell>
          <table:table-cell office:value-type="float" office:value="-10.25">
            <text:p>-10.25</text:p>
          </table:table-cell>
          <table:table-cell office:value-type="float" office:value="0.0467395437262357">
            <text:p>0.0467395437</text:p>
          </table:table-cell>
          <table:table-cell office:value-type="float" office:value="0.0503131581864538">
            <text:p>0.0503131582</text:p>
          </table:table-cell>
          <table:table-cell office:value-type="float" office:value="-0.000332048333279342">
            <text:p>-0.0003320483</text:p>
          </table:table-cell>
          <table:table-cell office:value-type="float" office:value="1.16787018953939">
            <text:p>1.1678701895</text:p>
          </table:table-cell>
          <table:table-cell office:value-type="float" office:value="1.18105762487051">
            <text:p>1.1810576249</text:p>
          </table:table-cell>
          <table:table-cell office:value-type="float" office:value="0.99883804693547">
            <text:p>0.9988380469</text:p>
          </table:table-cell>
          <table:table-cell office:value-type="float" office:value="15.1739296830442">
            <text:p>15.173929683</text:p>
          </table:table-cell>
          <table:table-cell office:value-type="float" office:value="14.1203963945579">
            <text:p>14.1203963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4104">
            <text:p>14104</text:p>
          </table:table-cell>
          <table:table-cell office:value-type="float" office:value="18700">
            <text:p>18700</text:p>
          </table:table-cell>
          <table:table-cell office:value-type="float" office:value="31791">
            <text:p>31791</text:p>
          </table:table-cell>
          <table:table-cell office:value-type="float" office:value="679.5">
            <text:p>679.5</text:p>
          </table:table-cell>
          <table:table-cell office:value-type="float" office:value="6.125">
            <text:p>6.125</text:p>
          </table:table-cell>
          <table:table-cell office:value-type="float" office:value="-49.875">
            <text:p>-49.875</text:p>
          </table:table-cell>
          <table:table-cell office:value-type="float" office:value="0.048177821894498">
            <text:p>0.0481778219</text:p>
          </table:table-cell>
          <table:table-cell office:value-type="float" office:value="0.000327540106951872">
            <text:p>0.0003275401</text:p>
          </table:table-cell>
          <table:table-cell office:value-type="float" office:value="-0.00156884023780315">
            <text:p>-0.0015688402</text:p>
          </table:table-cell>
          <table:table-cell office:value-type="float" office:value="1.17317173757484">
            <text:p>1.1731717376</text:p>
          </table:table-cell>
          <table:table-cell office:value-type="float" office:value="1.00114660064807">
            <text:p>1.0011466006</text:p>
          </table:table-cell>
          <table:table-cell office:value-type="float" office:value="0.994513883236685">
            <text:p>0.9945138832</text:p>
          </table:table-cell>
          <table:table-cell office:value-type="float" office:value="14.7311226531114">
            <text:p>14.73112265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3552">
            <text:p>13552</text:p>
          </table:table-cell>
          <table:table-cell office:value-type="float" office:value="19627">
            <text:p>19627</text:p>
          </table:table-cell>
          <table:table-cell office:value-type="float" office:value="28562">
            <text:p>28562</text:p>
          </table:table-cell>
          <table:table-cell office:value-type="float" office:value="-753.75">
            <text:p>-753.75</text:p>
          </table:table-cell>
          <table:table-cell office:value-type="float" office:value="13.625">
            <text:p>13.625</text:p>
          </table:table-cell>
          <table:table-cell office:value-type="float" office:value="-284.875">
            <text:p>-284.875</text:p>
          </table:table-cell>
          <table:table-cell office:value-type="float" office:value="-0.0556190968122786">
            <text:p>-0.0556190968</text:p>
          </table:table-cell>
          <table:table-cell office:value-type="float" office:value="0.000694196769755948">
            <text:p>0.0006941968</text:p>
          </table:table-cell>
          <table:table-cell office:value-type="float" office:value="-0.00997391639240949">
            <text:p>-0.0099739164</text:p>
          </table:table-cell>
          <table:table-cell office:value-type="float" office:value="0.811396389660244">
            <text:p>0.8113963897</text:p>
          </table:table-cell>
          <table:table-cell office:value-type="float" office:value="1.00243063323609">
            <text:p>1.0024306332</text:p>
          </table:table-cell>
          <table:table-cell office:value-type="float" office:value="0.965286271482644">
            <text:p>0.9652862715</text:p>
          </table:table-cell>
          <table:table-cell office:value-type="float" office:value="-12.1125165815633">
            <text:p>-12.1125165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2540">
            <text:p>12540</text:p>
          </table:table-cell>
          <table:table-cell office:value-type="float" office:value="19344">
            <text:p>19344</text:p>
          </table:table-cell>
          <table:table-cell office:value-type="float" office:value="28850">
            <text:p>28850</text:p>
          </table:table-cell>
          <table:table-cell office:value-type="float" office:value="-437.375">
            <text:p>-437.375</text:p>
          </table:table-cell>
          <table:table-cell office:value-type="float" office:value="79.75">
            <text:p>79.75</text:p>
          </table:table-cell>
          <table:table-cell office:value-type="float" office:value="426">
            <text:p>426</text:p>
          </table:table-cell>
          <table:table-cell office:value-type="float" office:value="-0.0348783891547049">
            <text:p>-0.0348783892</text:p>
          </table:table-cell>
          <table:table-cell office:value-type="float" office:value="0.00412272539288668">
            <text:p>0.0041227254</text:p>
          </table:table-cell>
          <table:table-cell office:value-type="float" office:value="0.0147660311958406">
            <text:p>0.0147660312</text:p>
          </table:table-cell>
          <table:table-cell office:value-type="float" office:value="0.880309981937386">
            <text:p>0.8803099819</text:p>
          </table:table-cell>
          <table:table-cell office:value-type="float" office:value="1.01446285272985">
            <text:p>1.0144628527</text:p>
          </table:table-cell>
          <table:table-cell office:value-type="float" office:value="1.0521084591129">
            <text:p>1.0521084591</text:p>
          </table:table-cell>
          <table:table-cell office:value-type="float" office:value="-19.5246325138534">
            <text:p>-19.52463251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2243">
            <text:p>12243</text:p>
          </table:table-cell>
          <table:table-cell office:value-type="float" office:value="19764">
            <text:p>19764</text:p>
          </table:table-cell>
          <table:table-cell office:value-type="float" office:value="29542">
            <text:p>29542</text:p>
          </table:table-cell>
          <table:table-cell office:value-type="float" office:value="-717.5">
            <text:p>-717.5</text:p>
          </table:table-cell>
          <table:table-cell office:value-type="float" office:value="495">
            <text:p>495</text:p>
          </table:table-cell>
          <table:table-cell office:value-type="float" office:value="-127.25">
            <text:p>-127.25</text:p>
          </table:table-cell>
          <table:table-cell office:value-type="float" office:value="-0.0586049170954831">
            <text:p>-0.0586049171</text:p>
          </table:table-cell>
          <table:table-cell office:value-type="float" office:value="0.0250455373406193">
            <text:p>0.0250455373</text:p>
          </table:table-cell>
          <table:table-cell office:value-type="float" office:value="-0.00430742671450816">
            <text:p>-0.0043074267</text:p>
          </table:table-cell>
          <table:table-cell office:value-type="float" office:value="0.801614481329035">
            <text:p>0.8016144813</text:p>
          </table:table-cell>
          <table:table-cell office:value-type="float" office:value="1.0888888474159">
            <text:p>1.0888888474</text:p>
          </table:table-cell>
          <table:table-cell office:value-type="float" office:value="0.984960372192027">
            <text:p>0.9849603722</text:p>
          </table:table-cell>
          <table:table-cell office:value-type="float" office:value="-11.4773959658682">
            <text:p>-11.4773959659</text:p>
          </table:table-cell>
          <table:table-cell office:value-type="float" office:value="28.020621255848">
            <text:p>28.0206212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0920">
            <text:p>10920</text:p>
          </table:table-cell>
          <table:table-cell office:value-type="float" office:value="19320">
            <text:p>19320</text:p>
          </table:table-cell>
          <table:table-cell office:value-type="float" office:value="31354">
            <text:p>31354</text:p>
          </table:table-cell>
          <table:table-cell office:value-type="float" office:value="-712.25">
            <text:p>-712.25</text:p>
          </table:table-cell>
          <table:table-cell office:value-type="float" office:value="-364">
            <text:p>-364</text:p>
          </table:table-cell>
          <table:table-cell office:value-type="float" office:value="-370.375">
            <text:p>-370.375</text:p>
          </table:table-cell>
          <table:table-cell office:value-type="float" office:value="-0.065224358974359">
            <text:p>-0.065224359</text:p>
          </table:table-cell>
          <table:table-cell office:value-type="float" office:value="-0.0188405797101449">
            <text:p>-0.0188405797</text:p>
          </table:table-cell>
          <table:table-cell office:value-type="float" office:value="-0.0118126873764113">
            <text:p>-0.0118126874</text:p>
          </table:table-cell>
          <table:table-cell office:value-type="float" office:value="0.780053008916831">
            <text:p>0.7800530089</text:p>
          </table:table-cell>
          <table:table-cell office:value-type="float" office:value="0.934753707204369">
            <text:p>0.9347537072</text:p>
          </table:table-cell>
          <table:table-cell office:value-type="float" office:value="0.958929091765344">
            <text:p>0.9589290918</text:p>
          </table:table-cell>
          <table:table-cell office:value-type="float" office:value="-10.2766521057738">
            <text:p>-10.2766521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9828">
            <text:p>9828</text:p>
          </table:table-cell>
          <table:table-cell office:value-type="float" office:value="18608">
            <text:p>18608</text:p>
          </table:table-cell>
          <table:table-cell office:value-type="float" office:value="30238">
            <text:p>30238</text:p>
          </table:table-cell>
          <table:table-cell office:value-type="float" office:value="-458.75">
            <text:p>-458.75</text:p>
          </table:table-cell>
          <table:table-cell office:value-type="float" office:value="352">
            <text:p>352</text:p>
          </table:table-cell>
          <table:table-cell office:value-type="float" office:value="572">
            <text:p>572</text:p>
          </table:table-cell>
          <table:table-cell office:value-type="float" office:value="-0.0466778591778592">
            <text:p>-0.0466778592</text:p>
          </table:table-cell>
          <table:table-cell table:number-columns-repeated="2" office:value-type="float" office:value="0.0189165950128977">
            <text:p>0.018916595</text:p>
          </table:table-cell>
          <table:table-cell office:value-type="float" office:value="0.840897985050852">
            <text:p>0.8408979851</text:p>
          </table:table-cell>
          <table:table-cell table:number-columns-repeated="2" office:value-type="float" office:value="1.06690944417623">
            <text:p>1.0669094442</text:p>
          </table:table-cell>
          <table:table-cell office:value-type="float" office:value="-14.5002576896829">
            <text:p>-14.5002576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0710">
            <text:p>10710</text:p>
          </table:table-cell>
          <table:table-cell office:value-type="float" office:value="17850">
            <text:p>17850</text:p>
          </table:table-cell>
          <table:table-cell office:value-type="float" office:value="31174">
            <text:p>31174</text:p>
          </table:table-cell>
          <table:table-cell office:value-type="float" office:value="-180.125">
            <text:p>-180.125</text:p>
          </table:table-cell>
          <table:table-cell office:value-type="float" office:value="-300.25">
            <text:p>-300.25</text:p>
          </table:table-cell>
          <table:table-cell office:value-type="float" office:value="575.25">
            <text:p>575.25</text:p>
          </table:table-cell>
          <table:table-cell office:value-type="float" office:value="-0.0168183940242764">
            <text:p>-0.016818394</text:p>
          </table:table-cell>
          <table:table-cell office:value-type="float" office:value="-0.0168207282913165">
            <text:p>-0.0168207283</text:p>
          </table:table-cell>
          <table:table-cell office:value-type="float" office:value="0.0184528773978315">
            <text:p>0.0184528774</text:p>
          </table:table-cell>
          <table:table-cell office:value-type="float" office:value="0.941690023335042">
            <text:p>0.9416900233</text:p>
          </table:table-cell>
          <table:table-cell office:value-type="float" office:value="0.941682007304883">
            <text:p>0.9416820073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1340">
            <text:p>11340</text:p>
          </table:table-cell>
          <table:table-cell office:value-type="float" office:value="17024">
            <text:p>17024</text:p>
          </table:table-cell>
          <table:table-cell office:value-type="float" office:value="32786">
            <text:p>32786</text:p>
          </table:table-cell>
          <table:table-cell office:value-type="float" office:value="-527.75">
            <text:p>-527.75</text:p>
          </table:table-cell>
          <table:table-cell office:value-type="float" office:value="8.75">
            <text:p>8.75</text:p>
          </table:table-cell>
          <table:table-cell office:value-type="float" office:value="250.25">
            <text:p>250.25</text:p>
          </table:table-cell>
          <table:table-cell office:value-type="float" office:value="-0.0465388007054674">
            <text:p>-0.0465388007</text:p>
          </table:table-cell>
          <table:table-cell office:value-type="float" office:value="0.000513980263157895">
            <text:p>0.0005139803</text:p>
          </table:table-cell>
          <table:table-cell office:value-type="float" office:value="0.00763283108643933">
            <text:p>0.0076328311</text:p>
          </table:table-cell>
          <table:table-cell office:value-type="float" office:value="0.841359283074227">
            <text:p>0.8413592831</text:p>
          </table:table-cell>
          <table:table-cell office:value-type="float" office:value="1.00179944870545">
            <text:p>1.0017994487</text:p>
          </table:table-cell>
          <table:table-cell office:value-type="float" office:value="1.02682909861891">
            <text:p>1.0268290986</text:p>
          </table:table-cell>
          <table:table-cell office:value-type="float" office:value="-14.5446368666627">
            <text:p>-14.5446368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0920">
            <text:p>10920</text:p>
          </table:table-cell>
          <table:table-cell office:value-type="float" office:value="16548">
            <text:p>16548</text:p>
          </table:table-cell>
          <table:table-cell office:value-type="float" office:value="32292">
            <text:p>32292</text:p>
          </table:table-cell>
          <table:table-cell office:value-type="float" office:value="-712.25">
            <text:p>-712.25</text:p>
          </table:table-cell>
          <table:table-cell office:value-type="float" office:value="-15.75">
            <text:p>-15.75</text:p>
          </table:table-cell>
          <table:table-cell office:value-type="float" office:value="-58.5">
            <text:p>-58.5</text:p>
          </table:table-cell>
          <table:table-cell office:value-type="float" office:value="-0.065224358974359">
            <text:p>-0.065224359</text:p>
          </table:table-cell>
          <table:table-cell office:value-type="float" office:value="-0.000951776649746193">
            <text:p>-0.0009517766</text:p>
          </table:table-cell>
          <table:table-cell office:value-type="float" office:value="-0.00181159420289855">
            <text:p>-0.0018115942</text:p>
          </table:table-cell>
          <table:table-cell office:value-type="float" office:value="0.780053008916831">
            <text:p>0.7800530089</text:p>
          </table:table-cell>
          <table:table-cell office:value-type="float" office:value="0.996670557248319">
            <text:p>0.9966705572</text:p>
          </table:table-cell>
          <table:table-cell office:value-type="float" office:value="0.993665852762025">
            <text:p>0.9936658528</text:p>
          </table:table-cell>
          <table:table-cell office:value-type="float" office:value="-10.2766521057738">
            <text:p>-10.2766521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9828">
            <text:p>9828</text:p>
          </table:table-cell>
          <table:table-cell office:value-type="float" office:value="16240">
            <text:p>16240</text:p>
          </table:table-cell>
          <table:table-cell office:value-type="float" office:value="31434">
            <text:p>31434</text:p>
          </table:table-cell>
          <table:table-cell office:value-type="float" office:value="-458.75">
            <text:p>-458.75</text:p>
          </table:table-cell>
          <table:table-cell office:value-type="float" office:value="357">
            <text:p>357</text:p>
          </table:table-cell>
          <table:table-cell office:value-type="float" office:value="65">
            <text:p>65</text:p>
          </table:table-cell>
          <table:table-cell office:value-type="float" office:value="-0.0466778591778592">
            <text:p>-0.0466778592</text:p>
          </table:table-cell>
          <table:table-cell office:value-type="float" office:value="0.0219827586206897">
            <text:p>0.0219827586</text:p>
          </table:table-cell>
          <table:table-cell office:value-type="float" office:value="0.00206782464846981">
            <text:p>0.0020678246</text:p>
          </table:table-cell>
          <table:table-cell office:value-type="float" office:value="0.840897985050852">
            <text:p>0.8408979851</text:p>
          </table:table-cell>
          <table:table-cell office:value-type="float" office:value="1.0778868088585">
            <text:p>1.0778868089</text:p>
          </table:table-cell>
          <table:table-cell office:value-type="float" office:value="1.00724576703125">
            <text:p>1.007245767</text:p>
          </table:table-cell>
          <table:table-cell office:value-type="float" office:value="-14.5002576896829">
            <text:p>-14.5002576897</text:p>
          </table:table-cell>
          <table:table-cell office:value-type="float" office:value="31.8767187364769">
            <text:p>31.8767187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0710">
            <text:p>10710</text:p>
          </table:table-cell>
          <table:table-cell office:value-type="float" office:value="16692">
            <text:p>16692</text:p>
          </table:table-cell>
          <table:table-cell office:value-type="float" office:value="32084">
            <text:p>32084</text:p>
          </table:table-cell>
          <table:table-cell office:value-type="float" office:value="-180.125">
            <text:p>-180.125</text:p>
          </table:table-cell>
          <table:table-cell office:value-type="float" office:value="195">
            <text:p>195</text:p>
          </table:table-cell>
          <table:table-cell office:value-type="float" office:value="55.25">
            <text:p>55.25</text:p>
          </table:table-cell>
          <table:table-cell office:value-type="float" office:value="-0.0168183940242764">
            <text:p>-0.016818394</text:p>
          </table:table-cell>
          <table:table-cell office:value-type="float" office:value="0.0116822429906542">
            <text:p>0.011682243</text:p>
          </table:table-cell>
          <table:table-cell office:value-type="float" office:value="0.00172204213938412">
            <text:p>0.0017220421</text:p>
          </table:table-cell>
          <table:table-cell office:value-type="float" office:value="0.941690023335042">
            <text:p>0.9416900233</text:p>
          </table:table-cell>
          <table:table-cell office:value-type="float" office:value="1.04115534107782">
            <text:p>1.0411553411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0920">
            <text:p>10920</text:p>
          </table:table-cell>
          <table:table-cell office:value-type="float" office:value="16640">
            <text:p>16640</text:p>
          </table:table-cell>
          <table:table-cell office:value-type="float" office:value="30732">
            <text:p>30732</text:p>
          </table:table-cell>
          <table:table-cell office:value-type="float" office:value="-189">
            <text:p>-189</text:p>
          </table:table-cell>
          <table:table-cell office:value-type="float" office:value="-288">
            <text:p>-288</text:p>
          </table:table-cell>
          <table:table-cell office:value-type="float" office:value="-29.25">
            <text:p>-29.25</text:p>
          </table:table-cell>
          <table:table-cell table:number-columns-repeated="2" office:value-type="float" office:value="-0.0173076923076923">
            <text:p>-0.0173076923</text:p>
          </table:table-cell>
          <table:table-cell office:value-type="float" office:value="-0.000951776649746193">
            <text:p>-0.0009517766</text:p>
          </table:table-cell>
          <table:table-cell table:number-columns-repeated="2" office:value-type="float" office:value="0.940010207100592">
            <text:p>0.9400102071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9828">
            <text:p>9828</text:p>
          </table:table-cell>
          <table:table-cell office:value-type="float" office:value="16380">
            <text:p>16380</text:p>
          </table:table-cell>
          <table:table-cell office:value-type="float" office:value="29536">
            <text:p>29536</text:p>
          </table:table-cell>
          <table:table-cell office:value-type="float" office:value="-94.5">
            <text:p>-94.5</text:p>
          </table:table-cell>
          <table:table-cell office:value-type="float" office:value="-157.5">
            <text:p>-157.5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-0.00961538461538462">
            <text:p>-0.0096153846</text:p>
          </table:table-cell>
          <table:table-cell office:value-type="float" office:value="0.00110035211267606">
            <text:p>0.0011003521</text:p>
          </table:table-cell>
          <table:table-cell table:number-columns-repeated="2" office:value-type="float" office:value="0.966527366863905">
            <text:p>0.9665273669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710">
            <text:p>10710</text:p>
          </table:table-cell>
          <table:table-cell office:value-type="float" office:value="16580">
            <text:p>16580</text:p>
          </table:table-cell>
          <table:table-cell office:value-type="float" office:value="30758">
            <text:p>30758</text:p>
          </table:table-cell>
          <table:table-cell office:value-type="float" office:value="115.5">
            <text:p>115.5</text:p>
          </table:table-cell>
          <table:table-cell office:value-type="float" office:value="67.5">
            <text:p>67.5</text:p>
          </table:table-cell>
          <table:table-cell office:value-type="float" office:value="243.75">
            <text:p>243.75</text:p>
          </table:table-cell>
          <table:table-cell office:value-type="float" office:value="0.0107843137254902">
            <text:p>0.0107843137</text:p>
          </table:table-cell>
          <table:table-cell office:value-type="float" office:value="0.00407117008443908">
            <text:p>0.0040711701</text:p>
          </table:table-cell>
          <table:table-cell office:value-type="float" office:value="0.00792476754015215">
            <text:p>0.0079247675</text:p>
          </table:table-cell>
          <table:table-cell office:value-type="float" office:value="1.03797304882737">
            <text:p>1.0379730488</text:p>
          </table:table-cell>
          <table:table-cell office:value-type="float" office:value="1.01428158117022">
            <text:p>1.0142815812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1340">
            <text:p>11340</text:p>
          </table:table-cell>
          <table:table-cell office:value-type="float" office:value="17920">
            <text:p>17920</text:p>
          </table:table-cell>
          <table:table-cell office:value-type="float" office:value="31616">
            <text:p>31616</text:p>
          </table:table-cell>
          <table:table-cell office:value-type="float" office:value="-28.875">
            <text:p>-28.875</text:p>
          </table:table-cell>
          <table:table-cell office:value-type="float" office:value="-87.5">
            <text:p>-87.5</text:p>
          </table:table-cell>
          <table:table-cell office:value-type="float" office:value="16.25">
            <text:p>16.25</text:p>
          </table:table-cell>
          <table:table-cell office:value-type="float" office:value="-0.0025462962962963">
            <text:p>-0.0025462963</text:p>
          </table:table-cell>
          <table:table-cell office:value-type="float" office:value="-0.0048828125">
            <text:p>-0.0048828125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0.982956886291504">
            <text:p>0.9829568863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012">
            <text:p>12012</text:p>
          </table:table-cell>
          <table:table-cell office:value-type="float" office:value="17346">
            <text:p>17346</text:p>
          </table:table-cell>
          <table:table-cell office:value-type="float" office:value="32552">
            <text:p>32552</text:p>
          </table:table-cell>
          <table:table-cell office:value-type="float" office:value="162.75">
            <text:p>162.75</text:p>
          </table:table-cell>
          <table:table-cell office:value-type="float" office:value="89.25">
            <text:p>89.25</text:p>
          </table:table-cell>
          <table:table-cell office:value-type="float" office:value="136.5">
            <text:p>136.5</text:p>
          </table:table-cell>
          <table:table-cell office:value-type="float" office:value="0.013548951048951">
            <text:p>0.013548951</text:p>
          </table:table-cell>
          <table:table-cell office:value-type="float" office:value="0.0051452784503632">
            <text:p>0.0051452785</text:p>
          </table:table-cell>
          <table:table-cell office:value-type="float" office:value="0.00419329073482428">
            <text:p>0.0041932907</text:p>
          </table:table-cell>
          <table:table-cell office:value-type="float" office:value="1.0477811338574">
            <text:p>1.0477811339</text:p>
          </table:table-cell>
          <table:table-cell office:value-type="float" office:value="1.01806036340132">
            <text:p>1.0180603634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1781">
            <text:p>11781</text:p>
          </table:table-cell>
          <table:table-cell office:value-type="float" office:value="17136">
            <text:p>17136</text:p>
          </table:table-cell>
          <table:table-cell office:value-type="float" office:value="32552">
            <text:p>32552</text:p>
          </table:table-cell>
          <table:table-cell office:value-type="float" office:value="81.375">
            <text:p>81.375</text:p>
          </table:table-cell>
          <table:table-cell office:value-type="float" office:value="40.25">
            <text:p>40.25</text:p>
          </table:table-cell>
          <table:table-cell office:value-type="float" office:value="312">
            <text:p>312</text:p>
          </table:table-cell>
          <table:table-cell office:value-type="float" office:value="0.00690730837789661">
            <text:p>0.0069073084</text:p>
          </table:table-cell>
          <table:table-cell office:value-type="float" office:value="0.00234885620915033">
            <text:p>0.0023488562</text:p>
          </table:table-cell>
          <table:table-cell office:value-type="float" office:value="0.00958466453674121">
            <text:p>0.0095846645</text:p>
          </table:table-cell>
          <table:table-cell office:value-type="float" office:value="1.02426909270433">
            <text:p>1.0242690927</text:p>
          </table:table-cell>
          <table:table-cell office:value-type="float" office:value="1.00823181029799">
            <text:p>1.0082318103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1970">
            <text:p>11970</text:p>
          </table:table-cell>
          <table:table-cell office:value-type="float" office:value="17248">
            <text:p>17248</text:p>
          </table:table-cell>
          <table:table-cell office:value-type="float" office:value="33384">
            <text:p>33384</text:p>
          </table:table-cell>
          <table:table-cell office:value-type="float" office:value="86.625">
            <text:p>86.625</text:p>
          </table:table-cell>
          <table:table-cell office:value-type="float" office:value="54.25">
            <text:p>54.25</text:p>
          </table:table-cell>
          <table:table-cell office:value-type="float" office:value="390">
            <text:p>390</text:p>
          </table:table-cell>
          <table:table-cell office:value-type="float" office:value="0.00723684210526316">
            <text:p>0.0072368421</text:p>
          </table:table-cell>
          <table:table-cell office:value-type="float" office:value="0.00314529220779221">
            <text:p>0.0031452922</text:p>
          </table:table-cell>
          <table:table-cell office:value-type="float" office:value="0.0116822429906542">
            <text:p>0.011682243</text:p>
          </table:table-cell>
          <table:table-cell office:value-type="float" office:value="1.02543159626039">
            <text:p>1.0254315963</text:p>
          </table:table-cell>
          <table:table-cell office:value-type="float" office:value="1.01102791273889">
            <text:p>1.0110279127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2012">
            <text:p>12012</text:p>
          </table:table-cell>
          <table:table-cell office:value-type="float" office:value="17920">
            <text:p>17920</text:p>
          </table:table-cell>
          <table:table-cell office:value-type="float" office:value="32214">
            <text:p>32214</text:p>
          </table:table-cell>
          <table:table-cell office:value-type="float" office:value="162.75">
            <text:p>162.75</text:p>
          </table:table-cell>
          <table:table-cell office:value-type="float" office:value="-87.5">
            <text:p>-87.5</text:p>
          </table:table-cell>
          <table:table-cell office:value-type="float" office:value="165.75">
            <text:p>165.75</text:p>
          </table:table-cell>
          <table:table-cell office:value-type="float" office:value="0.013548951048951">
            <text:p>0.013548951</text:p>
          </table:table-cell>
          <table:table-cell office:value-type="float" office:value="-0.0048828125">
            <text:p>-0.0048828125</text:p>
          </table:table-cell>
          <table:table-cell office:value-type="float" office:value="0.0051452784503632">
            <text:p>0.0051452785</text:p>
          </table:table-cell>
          <table:table-cell office:value-type="float" office:value="1.0477811338574">
            <text:p>1.0477811339</text:p>
          </table:table-cell>
          <table:table-cell office:value-type="float" office:value="0.982956886291504">
            <text:p>0.9829568863</text:p>
          </table:table-cell>
          <table:table-cell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1781">
            <text:p>11781</text:p>
          </table:table-cell>
          <table:table-cell office:value-type="float" office:value="17738">
            <text:p>17738</text:p>
          </table:table-cell>
          <table:table-cell office:value-type="float" office:value="31824">
            <text:p>31824</text:p>
          </table:table-cell>
          <table:table-cell office:value-type="float" office:value="81.375">
            <text:p>81.375</text:p>
          </table:table-cell>
          <table:table-cell office:value-type="float" office:value="-158.5">
            <text:p>-158.5</text:p>
          </table:table-cell>
          <table:table-cell office:value-type="float" office:value="74.75">
            <text:p>74.75</text:p>
          </table:table-cell>
          <table:table-cell office:value-type="float" office:value="0.00690730837789661">
            <text:p>0.0069073084</text:p>
          </table:table-cell>
          <table:table-cell office:value-type="float" office:value="-0.00893561844627354">
            <text:p>-0.0089356184</text:p>
          </table:table-cell>
          <table:table-cell office:value-type="float" office:value="0.00234885620915033">
            <text:p>0.0023488562</text:p>
          </table:table-cell>
          <table:table-cell office:value-type="float" office:value="1.02426909270433">
            <text:p>1.0242690927</text:p>
          </table:table-cell>
          <table:table-cell office:value-type="float" office:value="0.968881832180997">
            <text:p>0.9688818322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1970">
            <text:p>11970</text:p>
          </table:table-cell>
          <table:table-cell office:value-type="float" office:value="17850">
            <text:p>17850</text:p>
          </table:table-cell>
          <table:table-cell office:value-type="float" office:value="32032">
            <text:p>32032</text:p>
          </table:table-cell>
          <table:table-cell office:value-type="float" office:value="86.625">
            <text:p>86.625</text:p>
          </table:table-cell>
          <table:table-cell office:value-type="float" office:value="290.375">
            <text:p>290.375</text:p>
          </table:table-cell>
          <table:table-cell office:value-type="float" office:value="100.75">
            <text:p>100.75</text:p>
          </table:table-cell>
          <table:table-cell office:value-type="float" office:value="0.00723684210526316">
            <text:p>0.0072368421</text:p>
          </table:table-cell>
          <table:table-cell office:value-type="float" office:value="0.0162675070028011">
            <text:p>0.016267507</text:p>
          </table:table-cell>
          <table:table-cell office:value-type="float" office:value="0.00314529220779221">
            <text:p>0.0031452922</text:p>
          </table:table-cell>
          <table:table-cell office:value-type="float" office:value="1.02543159626039">
            <text:p>1.0254315963</text:p>
          </table:table-cell>
          <table:table-cell office:value-type="float" office:value="1.05745495280661">
            <text:p>1.0574549528</text:p>
          </table:table-cell>
          <table:table-cell office:value-type="float" office:value="1.01102791273889">
            <text:p>1.01102791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216">
            <text:p>1216</text:p>
          </table:table-cell>
          <table:table-cell office:value-type="float" office:value="12830">
            <text:p>12830</text:p>
          </table:table-cell>
          <table:table-cell office:value-type="float" office:value="21718">
            <text:p>21718</text:p>
          </table:table-cell>
          <table:table-cell office:value-type="float" office:value="34387">
            <text:p>34387</text:p>
          </table:table-cell>
          <table:table-cell office:value-type="float" office:value="400.25">
            <text:p>400.25</text:p>
          </table:table-cell>
          <table:table-cell office:value-type="float" office:value="1875.375">
            <text:p>1875.375</text:p>
          </table:table-cell>
          <table:table-cell office:value-type="float" office:value="2969.25">
            <text:p>2969.25</text:p>
          </table:table-cell>
          <table:table-cell office:value-type="float" office:value="0.0311964146531567">
            <text:p>0.0311964147</text:p>
          </table:table-cell>
          <table:table-cell office:value-type="float" office:value="0.0863511833502164">
            <text:p>0.0863511834</text:p>
          </table:table-cell>
          <table:table-cell office:value-type="float" office:value="0.0863480385029226">
            <text:p>0.0863480385</text:p>
          </table:table-cell>
          <table:table-cell office:value-type="float" office:value="1.11109495520898">
            <text:p>1.1110949552</text:p>
          </table:table-cell>
          <table:table-cell office:value-type="float" office:value="1.31684393438308">
            <text:p>1.3168439344</text:p>
          </table:table-cell>
          <table:table-cell office:value-type="float" office:value="1.3168318629167">
            <text:p>1.3168318629</text:p>
          </table:table-cell>
          <table:table-cell office:value-type="float" office:value="22.5636082397764">
            <text:p>22.5636082398</text:p>
          </table:table-cell>
          <table:table-cell office:value-type="float" office:value="8.36886217217354">
            <text:p>8.3688621722</text:p>
          </table:table-cell>
          <table:table-cell office:value-type="float" office:value="8.3691546901082">
            <text:p>8.369154690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369">
            <text:p>12369</text:p>
          </table:table-cell>
          <table:table-cell office:value-type="float" office:value="21225">
            <text:p>21225</text:p>
          </table:table-cell>
          <table:table-cell office:value-type="float" office:value="34224">
            <text:p>34224</text:p>
          </table:table-cell>
          <table:table-cell office:value-type="float" office:value="385.25">
            <text:p>385.25</text:p>
          </table:table-cell>
          <table:table-cell office:value-type="float" office:value="706.75">
            <text:p>706.75</text:p>
          </table:table-cell>
          <table:table-cell office:value-type="float" office:value="3438.75">
            <text:p>3438.75</text:p>
          </table:table-cell>
          <table:table-cell office:value-type="float" office:value="0.0311464144231547">
            <text:p>0.0311464144</text:p>
          </table:table-cell>
          <table:table-cell office:value-type="float" office:value="0.0332979976442874">
            <text:p>0.0332979976</text:p>
          </table:table-cell>
          <table:table-cell office:value-type="float" office:value="0.100477734922861">
            <text:p>0.1004777349</text:p>
          </table:table-cell>
          <table:table-cell office:value-type="float" office:value="1.11091384477862">
            <text:p>1.1109138448</text:p>
          </table:table-cell>
          <table:table-cell office:value-type="float" office:value="1.11871615478336">
            <text:p>1.1187161548</text:p>
          </table:table-cell>
          <table:table-cell office:value-type="float" office:value="1.37145979165186">
            <text:p>1.3714597917</text:p>
          </table:table-cell>
          <table:table-cell office:value-type="float" office:value="22.5992795302094">
            <text:p>22.5992795302</text:p>
          </table:table-cell>
          <table:table-cell office:value-type="float" office:value="21.1611639441671">
            <text:p>21.1611639442</text:p>
          </table:table-cell>
          <table:table-cell office:value-type="float" office:value="7.23955921159859">
            <text:p>7.239559211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1427">
            <text:p>11427</text:p>
          </table:table-cell>
          <table:table-cell office:value-type="float" office:value="20133">
            <text:p>20133</text:p>
          </table:table-cell>
          <table:table-cell office:value-type="float" office:value="35611">
            <text:p>35611</text:p>
          </table:table-cell>
          <table:table-cell office:value-type="float" office:value="1607.25">
            <text:p>1607.25</text:p>
          </table:table-cell>
          <table:table-cell office:value-type="float" office:value="2831.75">
            <text:p>2831.75</text:p>
          </table:table-cell>
          <table:table-cell office:value-type="float" office:value="6790">
            <text:p>6790</text:p>
          </table:table-cell>
          <table:table-cell office:value-type="float" office:value="0.140653714885797">
            <text:p>0.1406537149</text:p>
          </table:table-cell>
          <table:table-cell office:value-type="float" office:value="0.140652163115283">
            <text:p>0.1406521631</text:p>
          </table:table-cell>
          <table:table-cell office:value-type="float" office:value="0.190671421751706">
            <text:p>0.1906714218</text:p>
          </table:table-cell>
          <table:table-cell office:value-type="float" office:value="1.53106359842219">
            <text:p>1.5310635984</text:p>
          </table:table-cell>
          <table:table-cell office:value-type="float" office:value="1.53105731164195">
            <text:p>1.5310573116</text:p>
          </table:table-cell>
          <table:table-cell office:value-type="float" office:value="1.73860693463369">
            <text:p>1.7386069346</text:p>
          </table:table-cell>
          <table:table-cell office:value-type="float" office:value="5.26701451837477">
            <text:p>5.2670145184</text:p>
          </table:table-cell>
          <table:table-cell office:value-type="float" office:value="5.26706896638719">
            <text:p>5.2670689664</text:p>
          </table:table-cell>
          <table:table-cell office:value-type="float" office:value="3.97179483406279">
            <text:p>3.971794834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873">
            <text:p>12873</text:p>
          </table:table-cell>
          <table:table-cell office:value-type="float" office:value="23094">
            <text:p>23094</text:p>
          </table:table-cell>
          <table:table-cell office:value-type="float" office:value="43101">
            <text:p>43101</text:p>
          </table:table-cell>
          <table:table-cell office:value-type="float" office:value="2321.5">
            <text:p>2321.5</text:p>
          </table:table-cell>
          <table:table-cell office:value-type="float" office:value="4134.375">
            <text:p>4134.375</text:p>
          </table:table-cell>
          <table:table-cell office:value-type="float" office:value="12478.875">
            <text:p>12478.875</text:p>
          </table:table-cell>
          <table:table-cell office:value-type="float" office:value="0.180338693389264">
            <text:p>0.1803386934</text:p>
          </table:table-cell>
          <table:table-cell office:value-type="float" office:value="0.179023772408418">
            <text:p>0.1790237724</text:p>
          </table:table-cell>
          <table:table-cell office:value-type="float" office:value="0.289526345096401">
            <text:p>0.2895263451</text:p>
          </table:table-cell>
          <table:table-cell office:value-type="float" office:value="1.69492863375579">
            <text:p>1.6949286338</text:p>
          </table:table-cell>
          <table:table-cell office:value-type="float" office:value="1.68940024516065">
            <text:p>1.6894002452</text:p>
          </table:table-cell>
          <table:table-cell office:value-type="float" office:value="2.17764019666697">
            <text:p>2.1776401967</text:p>
          </table:table-cell>
          <table:table-cell office:value-type="float" office:value="4.18058637371986">
            <text:p>4.1805863737</text:p>
          </table:table-cell>
          <table:table-cell office:value-type="float" office:value="4.20888162010898">
            <text:p>4.2088816201</text:p>
          </table:table-cell>
          <table:table-cell office:value-type="float" office:value="2.72597480812089">
            <text:p>2.725974808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2369">
            <text:p>12369</text:p>
          </table:table-cell>
          <table:table-cell office:value-type="float" office:value="25704">
            <text:p>25704</text:p>
          </table:table-cell>
          <table:table-cell office:value-type="float" office:value="48131">
            <text:p>48131</text:p>
          </table:table-cell>
          <table:table-cell office:value-type="float" office:value="2443.14285714286">
            <text:p>2443.1428571429</text:p>
          </table:table-cell>
          <table:table-cell office:value-type="float" office:value="4012.16666666667">
            <text:p>4012.1666666667</text:p>
          </table:table-cell>
          <table:table-cell office:value-type="float" office:value="13051.2857142857">
            <text:p>13051.2857142857</text:p>
          </table:table-cell>
          <table:table-cell office:value-type="float" office:value="0.197521453403093">
            <text:p>0.1975214534</text:p>
          </table:table-cell>
          <table:table-cell office:value-type="float" office:value="0.156091140159768">
            <text:p>0.1560911402</text:p>
          </table:table-cell>
          <table:table-cell office:value-type="float" office:value="0.271161740131843">
            <text:p>0.2711617401</text:p>
          </table:table-cell>
          <table:table-cell office:value-type="float" office:value="1.76779394703759">
            <text:p>1.767793947</text:p>
          </table:table-cell>
          <table:table-cell office:value-type="float" office:value="1.59407330087048">
            <text:p>1.5940733009</text:p>
          </table:table-cell>
          <table:table-cell office:value-type="float" office:value="2.09318232151165">
            <text:p>2.0931823215</text:p>
          </table:table-cell>
          <table:table-cell office:value-type="float" office:value="3.84539213548011">
            <text:p>3.8453921355</text:p>
          </table:table-cell>
          <table:table-cell office:value-type="float" office:value="4.77885520590479">
            <text:p>4.7788552059</text:p>
          </table:table-cell>
          <table:table-cell office:value-type="float" office:value="2.88894095383176">
            <text:p>2.888940953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506">
            <text:p>12506</text:p>
          </table:table-cell>
          <table:table-cell office:value-type="float" office:value="27496">
            <text:p>27496</text:p>
          </table:table-cell>
          <table:table-cell office:value-type="float" office:value="52876">
            <text:p>52876</text:p>
          </table:table-cell>
          <table:table-cell office:value-type="float" office:value="2983.33333333333">
            <text:p>2983.3333333333</text:p>
          </table:table-cell>
          <table:table-cell office:value-type="float" office:value="4832">
            <text:p>4832</text:p>
          </table:table-cell>
          <table:table-cell office:value-type="float" office:value="0">
            <text:p>0</text:p>
          </table:table-cell>
          <table:table-cell office:value-type="float" office:value="0.238552161629085">
            <text:p>0.2385521616</text:p>
          </table:table-cell>
          <table:table-cell office:value-type="float" office:value="0.175734652313064">
            <text:p>0.1757346523</text:p>
          </table:table-cell>
          <table:table-cell office:value-type="float" office:value="0">
            <text:p>0</text:p>
          </table:table-cell>
          <table:table-cell office:value-type="float" office:value="1.9464705479849">
            <text:p>1.946470548</text:p>
          </table:table-cell>
          <table:table-cell office:value-type="float" office:value="1.67560131242197">
            <text:p>1.6756013124</text:p>
          </table:table-cell>
          <table:table-cell office:value-type="float" office:value="1.35">
            <text:p>1.35</text:p>
          </table:table-cell>
          <table:table-cell office:value-type="float" office:value="3.23986717235986">
            <text:p>3.2398671724</text:p>
          </table:table-cell>
          <table:table-cell office:value-type="float" office:value="4.28150923546593">
            <text:p>4.2815092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6745">
            <text:p>16745</text:p>
          </table:table-cell>
          <table:table-cell office:value-type="float" office:value="37225">
            <text:p>37225</text:p>
          </table:table-cell>
          <table:table-cell office:value-type="float" office:value="79466">
            <text:p>79466</text:p>
          </table:table-cell>
          <table:table-cell table:number-columns-repeated="2" office:value-type="float" office:value="0">
            <text:p>0</text:p>
          </table:table-cell>
          <table:table-cell office:value-type="float" office:value="18027">
            <text:p>18027</text:p>
          </table:table-cell>
          <table:table-cell table:number-columns-repeated="2" office:value-type="float" office:value="0">
            <text:p>0</text:p>
          </table:table-cell>
          <table:table-cell office:value-type="float" office:value="0.22685173533335">
            <text:p>0.2268517353</text:p>
          </table:table-cell>
          <table:table-cell office:value-type="float" office:value="1.14">
            <text:p>1.14</text:p>
          </table:table-cell>
          <table:table-cell office:value-type="float" office:value="1.35">
            <text:p>1.35</text:p>
          </table:table-cell>
          <table:table-cell office:value-type="float" office:value="1.89484602492128">
            <text:p>1.8948460249</text:p>
          </table:table-cell>
          <table:table-cell table:number-columns-repeated="2" office:value-type="float" office:value="0">
            <text:p>0</text:p>
          </table:table-cell>
          <table:table-cell office:value-type="float" office:value="3.39027974617851">
            <text:p>3.390279746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7436">
            <text:p>17436</text:p>
          </table:table-cell>
          <table:table-cell office:value-type="float" office:value="48914">
            <text:p>48914</text:p>
          </table:table-cell>
          <table:table-cell office:value-type="float" office:value="125746">
            <text:p>125746</text:p>
          </table:table-cell>
          <table:table-cell table:number-columns-repeated="2" office:value-type="float" office:value="0">
            <text:p>0</text:p>
          </table:table-cell>
          <table:table-cell office:value-type="float" office:value="20661.25">
            <text:p>2066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64309401491896">
            <text:p>0.1643094015</text:p>
          </table:table-cell>
          <table:table-cell office:value-type="float" office:value="1.14">
            <text:p>1.14</text:p>
          </table:table-cell>
          <table:table-cell office:value-type="float" office:value="1.6">
            <text:p>1.6</text:p>
          </table:table-cell>
          <table:table-cell office:value-type="float" office:value="1.62799816088214">
            <text:p>1.6279981609</text:p>
          </table:table-cell>
          <table:table-cell table:number-columns-repeated="2" office:value-type="float" office:value="0">
            <text:p>0</text:p>
          </table:table-cell>
          <table:table-cell office:value-type="float" office:value="4.55633822113053">
            <text:p>4.556338221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5">
            <text:p>5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8155">
            <text:p>18155</text:p>
          </table:table-cell>
          <table:table-cell office:value-type="float" office:value="57207">
            <text:p>57207</text:p>
          </table:table-cell>
          <table:table-cell office:value-type="float" office:value="158128">
            <text:p>158128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6">
            <text:p>1.6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5">
            <text:p>5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8903">
            <text:p>18903</text:p>
          </table:table-cell>
          <table:table-cell office:value-type="float" office:value="66781">
            <text:p>66781</text:p>
          </table:table-cell>
          <table:table-cell office:value-type="float" office:value="198848">
            <text:p>198848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55">
            <text:p>1.55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3">
            <text:p>163</text:p>
          </table:table-cell>
          <table:table-cell office:value-type="float" office:value="7760.75">
            <text:p>7760.75</text:p>
          </table:table-cell>
          <table:table-cell office:value-type="float" office:value="59299.5">
            <text:p>59299.5</text:p>
          </table:table-cell>
          <table:table-cell office:value-type="float" office:value="39.6875">
            <text:p>39.6875</text:p>
          </table:table-cell>
          <table:table-cell table:number-columns-repeated="3" office:value-type="float" office:value="5">
            <text:p>5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283">
            <text:p>1283</text:p>
          </table:table-cell>
          <table:table-cell office:value-type="float" office:value="19683">
            <text:p>19683</text:p>
          </table:table-cell>
          <table:table-cell office:value-type="float" office:value="77505">
            <text:p>77505</text:p>
          </table:table-cell>
          <table:table-cell office:value-type="float" office:value="250055">
            <text:p>250055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54">
            <text:p>1.5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67">
            <text:p>167</text:p>
          </table:table-cell>
          <table:table-cell office:value-type="float" office:value="7769.66666666667">
            <text:p>7769.6666666667</text:p>
          </table:table-cell>
          <table:table-cell office:value-type="float" office:value="76084">
            <text:p>76084</text:p>
          </table:table-cell>
          <table:table-cell office:value-type="float" office:value="32.07">
            <text:p>32.07</text:p>
          </table:table-cell>
          <table:table-cell table:number-columns-repeated="3" office:value-type="float" office:value="5">
            <text:p>5</text:p>
          </table:table-cell>
          <table:table-cell office:value-type="float" office:value="589">
            <text:p>589</text:p>
          </table:table-cell>
          <table:table-cell table:number-columns-repeated="2" office:value-type="float" office:value="1262">
            <text:p>1262</text:p>
          </table:table-cell>
          <table:table-cell office:value-type="float" office:value="20494">
            <text:p>20494</text:p>
          </table:table-cell>
          <table:table-cell office:value-type="float" office:value="89511">
            <text:p>89511</text:p>
          </table:table-cell>
          <table:table-cell office:value-type="float" office:value="314449">
            <text:p>314449</text:p>
          </table:table-cell>
          <table:table-cell table:number-columns-repeated="6"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54">
            <text:p>1.5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2" table:number-columns-repeated="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1.14">
            <text:p>1.14</text:p>
          </table:table-cell>
          <table:table-cell office:value-type="float" office:value="1.54">
            <text:p>1.54</text:p>
          </table:table-cell>
          <table:table-cell office:value-type="float" office:value="1.91">
            <text:p>1.9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8.3">
            <text:p>28.3</text:p>
          </table:table-cell>
          <table:table-cell office:value-type="float" office:value="8804">
            <text:p>8804</text:p>
          </table:table-cell>
          <table:table-cell office:value-type="float" office:value="13045">
            <text:p>13045</text:p>
          </table:table-cell>
          <table:table-cell office:value-type="float" office:value="16569">
            <text:p>165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8:42.28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830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06">
                <text:p>290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81">
                <text:p>3081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90">
                <text:p>319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25">
                <text:p>3425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13">
                <text:p>3813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39">
                <text:p>4139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384">
                <text:p>4384</text:p>
              </table:table-cell>
              <table:table-cell office:value-type="float" office:value="9452">
                <text:p>945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402">
                <text:p>4402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36">
                <text:p>2636</text:p>
              </table:table-cell>
              <table:table-cell office:value-type="float" office:value="4761">
                <text:p>4761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25">
                <text:p>2925</text:p>
              </table:table-cell>
              <table:table-cell office:value-type="float" office:value="5305">
                <text:p>5305</text:p>
              </table:table-cell>
              <table:table-cell office:value-type="float" office:value="10649">
                <text:p>1064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66">
                <text:p>3066</text:p>
              </table:table-cell>
              <table:table-cell office:value-type="float" office:value="5504">
                <text:p>5504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80">
                <text:p>3180</text:p>
              </table:table-cell>
              <table:table-cell office:value-type="float" office:value="5523">
                <text:p>5523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16">
                <text:p>3616</text:p>
              </table:table-cell>
              <table:table-cell office:value-type="float" office:value="5988">
                <text:p>5988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46">
                <text:p>4246</text:p>
              </table:table-cell>
              <table:table-cell office:value-type="float" office:value="7096">
                <text:p>7096</text:p>
              </table:table-cell>
              <table:table-cell office:value-type="float" office:value="13257">
                <text:p>1325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42">
                <text:p>4042</text:p>
              </table:table-cell>
              <table:table-cell office:value-type="float" office:value="6154">
                <text:p>6154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12">
                <text:p>4012</text:p>
              </table:table-cell>
              <table:table-cell office:value-type="float" office:value="6759">
                <text:p>6759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513">
                <text:p>7513</text:p>
              </table:table-cell>
              <table:table-cell office:value-type="float" office:value="16546">
                <text:p>165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48">
                <text:p>4748</text:p>
              </table:table-cell>
              <table:table-cell office:value-type="float" office:value="8050">
                <text:p>8050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33">
                <text:p>4633</text:p>
              </table:table-cell>
              <table:table-cell office:value-type="float" office:value="7854">
                <text:p>7854</text:p>
              </table:table-cell>
              <table:table-cell office:value-type="float" office:value="15090">
                <text:p>1509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649">
                <text:p>8649</text:p>
              </table:table-cell>
              <table:table-cell office:value-type="float" office:value="16433">
                <text:p>1643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90">
                <text:p>5390</text:p>
              </table:table-cell>
              <table:table-cell office:value-type="float" office:value="9806">
                <text:p>9806</text:p>
              </table:table-cell>
              <table:table-cell office:value-type="float" office:value="18501">
                <text:p>1850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25">
                <text:p>5825</text:p>
              </table:table-cell>
              <table:table-cell office:value-type="float" office:value="10063">
                <text:p>10063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94">
                <text:p>5694</text:p>
              </table:table-cell>
              <table:table-cell office:value-type="float" office:value="10109">
                <text:p>10109</text:p>
              </table:table-cell>
              <table:table-cell office:value-type="float" office:value="16851">
                <text:p>1685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146">
                <text:p>6146</text:p>
              </table:table-cell>
              <table:table-cell office:value-type="float" office:value="10932">
                <text:p>10932</text:p>
              </table:table-cell>
              <table:table-cell office:value-type="float" office:value="18184">
                <text:p>181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96">
                <text:p>6896</text:p>
              </table:table-cell>
              <table:table-cell office:value-type="float" office:value="11821">
                <text:p>11821</text:p>
              </table:table-cell>
              <table:table-cell office:value-type="float" office:value="18022">
                <text:p>1802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250">
                <text:p>12250</text:p>
              </table:table-cell>
              <table:table-cell office:value-type="float" office:value="17972">
                <text:p>1797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96">
                <text:p>7996</text:p>
              </table:table-cell>
              <table:table-cell office:value-type="float" office:value="11485">
                <text:p>1148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050">
                <text:p>12050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896">
                <text:p>1289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482">
                <text:p>12482</text:p>
              </table:table-cell>
              <table:table-cell office:value-type="float" office:value="19176">
                <text:p>1917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84">
                <text:p>8984</text:p>
              </table:table-cell>
              <table:table-cell office:value-type="float" office:value="12192">
                <text:p>12192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38">
                <text:p>13738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492">
                <text:p>13492</text:p>
              </table:table-cell>
              <table:table-cell office:value-type="float" office:value="19309">
                <text:p>1930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63">
                <text:p>8963</text:p>
              </table:table-cell>
              <table:table-cell office:value-type="float" office:value="13430">
                <text:p>13430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820">
                <text:p>13820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3780">
                <text:p>13780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828">
                <text:p>13828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48">
                <text:p>10048</text:p>
              </table:table-cell>
              <table:table-cell office:value-type="float" office:value="13492">
                <text:p>13492</text:p>
              </table:table-cell>
              <table:table-cell office:value-type="float" office:value="21503">
                <text:p>2150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966">
                <text:p>13966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726">
                <text:p>14726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38">
                <text:p>14438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974">
                <text:p>14974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813">
                <text:p>15813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689">
                <text:p>16689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492">
                <text:p>17492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317">
                <text:p>11317</text:p>
              </table:table-cell>
              <table:table-cell office:value-type="float" office:value="18429">
                <text:p>18429</text:p>
              </table:table-cell>
              <table:table-cell office:value-type="float" office:value="31753">
                <text:p>3175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9042">
                <text:p>19042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86">
                <text:p>19386</text:p>
              </table:table-cell>
              <table:table-cell office:value-type="float" office:value="29631">
                <text:p>2963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2009">
                <text:p>12009</text:p>
              </table:table-cell>
              <table:table-cell office:value-type="float" office:value="18994">
                <text:p>18994</text:p>
              </table:table-cell>
              <table:table-cell office:value-type="float" office:value="29603">
                <text:p>2960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18042">
                <text:p>18042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104">
                <text:p>14104</text:p>
              </table:table-cell>
              <table:table-cell office:value-type="float" office:value="18700">
                <text:p>18700</text:p>
              </table:table-cell>
              <table:table-cell office:value-type="float" office:value="31791">
                <text:p>3179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552">
                <text:p>13552</text:p>
              </table:table-cell>
              <table:table-cell office:value-type="float" office:value="19627">
                <text:p>19627</text:p>
              </table:table-cell>
              <table:table-cell office:value-type="float" office:value="28562">
                <text:p>2856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2540">
                <text:p>12540</text:p>
              </table:table-cell>
              <table:table-cell office:value-type="float" office:value="19344">
                <text:p>19344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2243">
                <text:p>12243</text:p>
              </table:table-cell>
              <table:table-cell office:value-type="float" office:value="19764">
                <text:p>19764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19320">
                <text:p>19320</text:p>
              </table:table-cell>
              <table:table-cell office:value-type="float" office:value="31354">
                <text:p>3135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9828">
                <text:p>9828</text:p>
              </table:table-cell>
              <table:table-cell office:value-type="float" office:value="18608">
                <text:p>18608</text:p>
              </table:table-cell>
              <table:table-cell office:value-type="float" office:value="30238">
                <text:p>3023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0710">
                <text:p>10710</text:p>
              </table:table-cell>
              <table:table-cell office:value-type="float" office:value="17850">
                <text:p>17850</text:p>
              </table:table-cell>
              <table:table-cell office:value-type="float" office:value="31174">
                <text:p>3117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1340">
                <text:p>11340</text:p>
              </table:table-cell>
              <table:table-cell office:value-type="float" office:value="17024">
                <text:p>17024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16548">
                <text:p>16548</text:p>
              </table:table-cell>
              <table:table-cell office:value-type="float" office:value="32292">
                <text:p>3229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9828">
                <text:p>9828</text:p>
              </table:table-cell>
              <table:table-cell office:value-type="float" office:value="16240">
                <text:p>16240</text:p>
              </table:table-cell>
              <table:table-cell office:value-type="float" office:value="31434">
                <text:p>3143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0710">
                <text:p>10710</text:p>
              </table:table-cell>
              <table:table-cell office:value-type="float" office:value="16692">
                <text:p>16692</text:p>
              </table:table-cell>
              <table:table-cell office:value-type="float" office:value="32084">
                <text:p>3208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0920">
                <text:p>10920</text:p>
              </table:table-cell>
              <table:table-cell office:value-type="float" office:value="16640">
                <text:p>16640</text:p>
              </table:table-cell>
              <table:table-cell office:value-type="float" office:value="30732">
                <text:p>3073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828">
                <text:p>9828</text:p>
              </table:table-cell>
              <table:table-cell office:value-type="float" office:value="16380">
                <text:p>16380</text:p>
              </table:table-cell>
              <table:table-cell office:value-type="float" office:value="29536">
                <text:p>2953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710">
                <text:p>10710</text:p>
              </table:table-cell>
              <table:table-cell office:value-type="float" office:value="16580">
                <text:p>16580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340">
                <text:p>11340</text:p>
              </table:table-cell>
              <table:table-cell office:value-type="float" office:value="17920">
                <text:p>17920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7346">
                <text:p>17346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1781">
                <text:p>11781</text:p>
              </table:table-cell>
              <table:table-cell office:value-type="float" office:value="17136">
                <text:p>17136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1970">
                <text:p>11970</text:p>
              </table:table-cell>
              <table:table-cell office:value-type="float" office:value="17248">
                <text:p>17248</text:p>
              </table:table-cell>
              <table:table-cell office:value-type="float" office:value="33384">
                <text:p>3338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7920">
                <text:p>17920</text:p>
              </table:table-cell>
              <table:table-cell office:value-type="float" office:value="32214">
                <text:p>3221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1781">
                <text:p>11781</text:p>
              </table:table-cell>
              <table:table-cell office:value-type="float" office:value="17738">
                <text:p>17738</text:p>
              </table:table-cell>
              <table:table-cell office:value-type="float" office:value="31824">
                <text:p>3182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970">
                <text:p>11970</text:p>
              </table:table-cell>
              <table:table-cell office:value-type="float" office:value="17850">
                <text:p>17850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830">
                <text:p>12830</text:p>
              </table:table-cell>
              <table:table-cell office:value-type="float" office:value="21718">
                <text:p>21718</text:p>
              </table:table-cell>
              <table:table-cell office:value-type="float" office:value="34387">
                <text:p>343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69">
                <text:p>12369</text:p>
              </table:table-cell>
              <table:table-cell office:value-type="float" office:value="21225">
                <text:p>21225</text:p>
              </table:table-cell>
              <table:table-cell office:value-type="float" office:value="34224">
                <text:p>3422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427">
                <text:p>11427</text:p>
              </table:table-cell>
              <table:table-cell office:value-type="float" office:value="20133">
                <text:p>20133</text:p>
              </table:table-cell>
              <table:table-cell office:value-type="float" office:value="35611">
                <text:p>3561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873">
                <text:p>12873</text:p>
              </table:table-cell>
              <table:table-cell office:value-type="float" office:value="23094">
                <text:p>23094</text:p>
              </table:table-cell>
              <table:table-cell office:value-type="float" office:value="43101">
                <text:p>4310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2369">
                <text:p>12369</text:p>
              </table:table-cell>
              <table:table-cell office:value-type="float" office:value="25704">
                <text:p>2570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506">
                <text:p>12506</text:p>
              </table:table-cell>
              <table:table-cell office:value-type="float" office:value="27496">
                <text:p>27496</text:p>
              </table:table-cell>
              <table:table-cell office:value-type="float" office:value="52876">
                <text:p>5287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6745">
                <text:p>16745</text:p>
              </table:table-cell>
              <table:table-cell office:value-type="float" office:value="37225">
                <text:p>37225</text:p>
              </table:table-cell>
              <table:table-cell office:value-type="float" office:value="79466">
                <text:p>7946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7436">
                <text:p>17436</text:p>
              </table:table-cell>
              <table:table-cell office:value-type="float" office:value="48914">
                <text:p>48914</text:p>
              </table:table-cell>
              <table:table-cell office:value-type="float" office:value="125746">
                <text:p>12574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8155">
                <text:p>18155</text:p>
              </table:table-cell>
              <table:table-cell office:value-type="float" office:value="57207">
                <text:p>57207</text:p>
              </table:table-cell>
              <table:table-cell office:value-type="float" office:value="158128">
                <text:p>15812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8903">
                <text:p>18903</text:p>
              </table:table-cell>
              <table:table-cell office:value-type="float" office:value="66781">
                <text:p>66781</text:p>
              </table:table-cell>
              <table:table-cell office:value-type="float" office:value="198848">
                <text:p>19884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9683">
                <text:p>19683</text:p>
              </table:table-cell>
              <table:table-cell office:value-type="float" office:value="77505">
                <text:p>77505</text:p>
              </table:table-cell>
              <table:table-cell office:value-type="float" office:value="250055">
                <text:p>25005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20494">
                <text:p>20494</text:p>
              </table:table-cell>
              <table:table-cell office:value-type="float" office:value="89511">
                <text:p>89511</text:p>
              </table:table-cell>
              <table:table-cell office:value-type="float" office:value="314449">
                <text:p>314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60.75">
                <text:p>7760.7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9.66666666667">
                <text:p>776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9cm" svg:y="1.404cm" svg:width="30.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9.6875">
                <text:p>39.687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7cm" svg:y="1.352cm" svg:width="31.3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658608221505">
                <text:p>1.286586082215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17188641344">
                <text:p>1.361718864134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032098819901">
                <text:p>1.303209881990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195705209669">
                <text:p>1.319570520966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34544237061">
                <text:p>1.23454423706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5043179140339">
                <text:p>1.3504317914033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016884122756">
                <text:p>1.2401688412275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213204234083">
                <text:p>1.2121320423408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7086964557491">
                <text:p>1.3708696455749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46796934575">
                <text:p>1.214679693457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865158148551">
                <text:p>1.2186515814855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6114839319471">
                <text:p>1.3611483931947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17435836455">
                <text:p>1.261743583645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2299174604318">
                <text:p>1.1229917460431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984878923763">
                <text:p>1.1998487892376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478909224037">
                <text:p>1.247890922403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79863768905">
                <text:p>1.177986376890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770444995482">
                <text:p>1.1577044499548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012934067777">
                <text:p>1.3301293406777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508883148397">
                <text:p>1.2550888314839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52858979206">
                <text:p>1.1595285897920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8051193755739">
                <text:p>1.2805119375573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053267245415">
                <text:p>1.1705326724541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946282680686">
                <text:p>1.2294628268068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424375053999">
                <text:p>1.2242437505399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228668873533">
                <text:p>1.2722866887353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4195540451123">
                <text:p>1.141955404511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929084807924">
                <text:p>1.2692908480792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216384">
                <text:p>1.0321638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947566133184">
                <text:p>1.0694756613318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9851827454761">
                <text:p>1.0985182745476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861406475667">
                <text:p>1.0486140647566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186883353336">
                <text:p>1.0618688335333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029684288739">
                <text:p>1.0902968428873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432535899831">
                <text:p>1.0343253589983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42838878909">
                <text:p>1.024283887890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024548784159">
                <text:p>1.030245487841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274041064265">
                <text:p>1.0427404106426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793580803251">
                <text:p>1.0279358080325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053561618627">
                <text:p>1.0405356161862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478660584991">
                <text:p>1.0547866058499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537157531971">
                <text:p>1.0453715753197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696164020447">
                <text:p>1.0469616402044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027537879917">
                <text:p>1.080275378799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9308075692359">
                <text:p>1.1930807569235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451917184932">
                <text:p>1.1445191718493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1600663515527">
                <text:p>1.1160066351552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5024535586797">
                <text:p>1.0502453558679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216061405487">
                <text:p>1.021606140548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051146000034">
                <text:p>1.1805114600003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57158003373">
                <text:p>1.165715800337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37186758262564">
                <text:p>0.93718675826256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105762487051">
                <text:p>1.1810576248705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0114660064807">
                <text:p>1.0011466006480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243063323609">
                <text:p>1.0024306332360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446285272985">
                <text:p>1.0144628527298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888888474159">
                <text:p>1.088888847415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34753707204369">
                <text:p>0.93475370720436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690944417623">
                <text:p>1.066909444176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41682007304883">
                <text:p>0.94168200730488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179944870545">
                <text:p>1.0017994487054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96670557248319">
                <text:p>0.99667055724831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778868088585">
                <text:p>1.077886808858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115534107782">
                <text:p>1.0411553410778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40010207100592">
                <text:p>0.94001020710059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66527366863905">
                <text:p>0.96652736686390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1428158117022">
                <text:p>1.0142815811702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2956886291504">
                <text:p>0.98295688629150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806036340132">
                <text:p>1.018060363401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102791273889">
                <text:p>1.0110279127388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82956886291504">
                <text:p>0.98295688629150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8881832180997">
                <text:p>0.968881832180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745495280661">
                <text:p>1.0574549528066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31684393438308">
                <text:p>1.3168439343830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11871615478336">
                <text:p>1.1187161547833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53105731164195">
                <text:p>1.5310573116419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68940024516065">
                <text:p>1.6894002451606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59407330087048">
                <text:p>1.5940733008704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67560131242197">
                <text:p>1.6756013124219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9299.5">
                <text:p>59299.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6084">
                <text:p>76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